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755cm"/>
    </style:style>
    <style:style style:family="table-column" style:name="co2">
      <style:table-column-properties fo:break-before="auto" style:column-width="1.427cm"/>
    </style:style>
    <style:style style:family="table-column" style:name="co3">
      <style:table-column-properties fo:break-before="auto" style:column-width="1.286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2.489cm"/>
    </style:style>
    <style:style style:family="table-column" style:name="co6">
      <style:table-column-properties fo:break-before="auto" style:column-width="3.468cm"/>
    </style:style>
    <style:style style:family="table-column" style:name="co7">
      <style:table-column-properties fo:break-before="auto" style:column-width="0.392cm"/>
    </style:style>
    <style:style style:family="table-column" style:name="co8">
      <style:table-column-properties fo:break-before="auto" style:column-width="1.649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1.09cm"/>
    </style:style>
    <style:style style:family="table-column" style:name="co12">
      <style:table-column-properties fo:break-before="auto" style:column-width="1.734cm"/>
    </style:style>
    <style:style style:family="table-column" style:name="co13">
      <style:table-column-properties fo:break-before="auto" style:column-width="1.258cm"/>
    </style:style>
    <style:style style:family="table-column" style:name="co14">
      <style:table-column-properties fo:break-before="auto" style:column-width="1.007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1.588cm"/>
    </style:style>
    <style:style style:family="table-row" style:name="ro3">
      <style:table-row-properties fo:break-before="auto" style:use-optimal-row-height="false" style:row-height="1.027cm"/>
    </style:style>
    <style:style style:family="table-row" style:name="ro4">
      <style:table-row-properties fo:break-before="auto" style:use-optimal-row-height="false" style:row-height="1.991cm"/>
    </style:style>
    <style:style style:family="table-row" style:name="ro5">
      <style:table-row-properties fo:break-before="auto" style:use-optimal-row-height="false" style:row-height="0.497cm"/>
    </style:style>
    <style:style style:family="table-row" style:name="ro6">
      <style:table-row-properties fo:break-before="auto" style:use-optimal-row-height="false" style:row-height="0.688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-row" style:name="ro9">
      <style:table-row-properties fo:break-before="auto" style:use-optimal-row-height="false" style:row-height="4.048cm"/>
    </style:style>
    <style:style style:family="table-row" style:name="ro10">
      <style:table-row-properties fo:break-before="auto" style:use-optimal-row-height="false" style:row-height="1.349cm"/>
    </style:style>
    <style:style style:family="table-row" style:name="ro11">
      <style:table-row-properties fo:break-before="auto" style:use-optimal-row-height="false" style:row-height="2.249cm"/>
    </style:style>
    <style:style style:family="table-row" style:name="ro12">
      <style:table-row-properties fo:break-before="auto" style:use-optimal-row-height="false" style:row-height="0.9cm"/>
    </style:style>
    <style:style style:family="table-row" style:name="ro13">
      <style:table-row-properties fo:break-before="auto" style:use-optimal-row-height="false" style:row-height="2.699cm"/>
    </style:style>
    <style:style style:family="table-row" style:name="ro14">
      <style:table-row-properties fo:break-before="auto" style:use-optimal-row-height="false" style:row-height="1.349cm"/>
    </style:style>
    <style:style style:family="table-row" style:name="ro15">
      <style:table-row-properties fo:break-before="auto" style:use-optimal-row-height="false" style:row-height="1.799cm"/>
    </style:style>
    <style:style style:family="table-row" style:name="ro16">
      <style:table-row-properties fo:break-before="auto" style:use-optimal-row-height="false" style:row-height="3.598cm"/>
    </style:style>
    <style:style style:family="table-row" style:name="ro17">
      <style:table-row-properties fo:break-before="auto" style:use-optimal-row-height="false" style:row-height="1.799cm"/>
    </style:style>
    <style:style style:family="table-row" style:name="ro18">
      <style:table-row-properties fo:break-before="auto" style:use-optimal-row-height="false" style:row-height="2.699cm"/>
    </style:style>
    <style:style style:family="table-row" style:name="ro19">
      <style:table-row-properties fo:break-before="auto" style:use-optimal-row-height="false" style:row-height="3.149cm"/>
    </style:style>
    <style:style style:family="table-row" style:name="ro20">
      <style:table-row-properties fo:break-before="auto" style:use-optimal-row-height="false" style:row-height="0.476cm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name="Arial" style:font-size-complex="10pt" style:text-underline-color="font-color" style:font-size-asian="10pt" style:font-style-complex="normal" style:font-weight-complex="bold" style:font-name-complex="Arial" style:font-weight-asian="bold" fo:font-size="10pt" style:font-style-asian="norm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2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 table:number-columns-repeated="2"/>
        <table:table-column table:style-name="co9" table:default-cell-style-name="ce18" table:number-columns-repeated="3"/>
        <table:table-column table:style-name="co8" table:default-cell-style-name="ce18" table:number-columns-repeated="2"/>
        <table:table-column table:style-name="co10" table:default-cell-style-name="ce18" table:number-columns-repeated="2"/>
        <table:table-column table:style-name="co8" table:default-cell-style-name="ce18" table:number-columns-repeated="2"/>
        <table:table-column table:style-name="co10" table:default-cell-style-name="ce18" table:number-columns-repeated="2"/>
        <table:table-column table:style-name="co11" table:default-cell-style-name="ce56"/>
        <table:table-column table:style-name="co10" table:default-cell-style-name="ce56"/>
        <table:table-column table:style-name="co11" table:default-cell-style-name="ce56" table:number-columns-repeated="2"/>
        <table:table-column table:style-name="co12" table:default-cell-style-name="ce75"/>
        <table:table-column table:style-name="co13" table:default-cell-style-name="ce75"/>
        <table:table-column table:style-name="co14" table:default-cell-style-name="ce81"/>
        <table:table-column table:style-name="co12" table:default-cell-style-name="ce91"/>
        <table:table-column table:style-name="co12" table:default-cell-style-name="ce18" table:number-columns-repeated="229"/>
        <table:table-column table:style-name="co12" table:default-cell-style-name="Default" table:number-columns-repeated="767"/>
        <table:table-row table:style-name="ro1">
          <table:table-cell ns41:value-type="string" table:style-name="TL Title" office:value-type="string">
            <text:p>PROVINCIE UTRECHT; EERSTE GEDEELTE: PLAATSELIJKE INDEELING. HUIZEN, BEWOOND EN ONBEWOOND, BEWOONDE SCHEPEN EN GETELDE PERSONEN</text:p>
          </table:table-cell>
          <table:table-cell table:style-name="TL Title" table:number-columns-repeated="19"/>
          <table:table-cell table:style-name="TL Title" table:number-columns-repeated="4"/>
          <table:table-cell table:style-name="TL Title" table:number-columns-repeated="2"/>
          <table:table-cell table:style-name="ce76"/>
          <table:table-cell table:style-name="ce82"/>
          <table:table-cell table:style-name="ce14" table:number-columns-repeated="996"/>
        </table:table-row>
        <table:table-row table:style-name="ro1">
          <table:table-cell table:style-name="ce2"/>
          <table:table-cell table:style-name="ce14" table:number-columns-repeated="19"/>
          <table:table-cell table:style-name="ce48" table:number-columns-repeated="4"/>
          <table:table-cell table:style-name="ce70" table:number-columns-repeated="2"/>
          <table:table-cell table:style-name="ce61"/>
          <table:table-cell table:style-name="ce83"/>
          <table:table-cell table:style-name="ce14"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1" table:style-name="ce15" table:number-columns-spanned="5" office:value-type="string">
            <text:p>PLAATSELIJKE INDELING</text:p>
          </table:table-cell>
          <table:covered-table-cell table:style-name="ce22" table:number-columns-repeated="3"/>
          <table:covered-table-cell table:style-name="ce15"/>
          <table:table-cell table:style-name="ce29"/>
          <table:table-cell ns41:value-type="string" table:number-rows-spanned="1" table:style-name="ce30" table:number-columns-spanned="4" office:value-type="string">
            <text:p>Woningen in de gemeente</text:p>
          </table:table-cell>
          <table:covered-table-cell table:style-name="ce22" table:number-columns-repeated="3"/>
          <table:table-cell ns41:value-type="string" table:number-rows-spanned="4" table:style-name="ce40" table:number-columns-spanned="1" office:value-type="string">
            <text:p>Tijdelijk aanwezige schepen</text:p>
          </table:table-cell>
          <table:table-cell ns41:value-type="string" table:number-rows-spanned="1" table:style-name="ce22" table:number-columns-spanned="6" office:value-type="string">
            <text:p>BEVOLKING</text:p>
          </table:table-cell>
          <table:covered-table-cell table:style-name="ce22" table:number-columns-repeated="5"/>
          <table:table-cell ns41:value-type="string" table:number-rows-spanned="3" table:style-name="ce44" table:number-columns-spanned="2" office:value-type="string">
            <text:p>Tijdelijk aanwezig</text:p>
          </table:table-cell>
          <table:covered-table-cell table:style-name="ce44"/>
          <table:table-cell ns41:value-type="string" table:number-rows-spanned="4" table:style-name="ce49" table:number-columns-spanned="1" office:value-type="string">
            <text:p>CBS nummer</text:p>
          </table:table-cell>
          <table:table-cell ns41:value-type="string" table:number-rows-spanned="4" table:style-name="ce57" table:number-columns-spanned="1" office:value-type="string">
            <text:p>Amsterdamse code</text:p>
          </table:table-cell>
          <table:table-cell ns41:value-type="string" table:number-rows-spanned="4" table:style-name="ce57" table:number-columns-spanned="1" office:value-type="string">
            <text:p>Grootteklasse</text:p>
          </table:table-cell>
          <table:table-cell ns41:value-type="string" table:number-rows-spanned="4" table:style-name="ce63" table:number-columns-spanned="1" office:value-type="string">
            <text:p>Provincie</text:p>
          </table:table-cell>
          <table:table-cell ns41:value-type="string" table:number-rows-spanned="4" table:style-name="ce71" table:number-columns-spanned="1" office:value-type="string">
            <text:p>Telling</text:p>
          </table:table-cell>
          <table:table-cell ns41:value-type="string" table:number-rows-spanned="4" table:style-name="ce71" table:number-columns-spanned="1" office:value-type="string">
            <text:p>Tabel</text:p>
          </table:table-cell>
          <table:table-cell ns41:value-type="string" table:number-rows-spanned="4" table:style-name="ce71" table:number-columns-spanned="1" office:value-type="string">
            <text:p>Pagina</text:p>
          </table:table-cell>
          <table:table-cell ns41:value-type="string" table:number-rows-spanned="4" table:style-name="ce84" table:number-columns-spanned="1" office:value-type="string">
            <text:p>Image nr</text:p>
          </table:table-cell>
          <table:table-cell table:style-name="ce29" table:number-columns-repeated="996"/>
        </table:table-row>
        <table:table-row table:style-name="ro3">
          <table:covered-table-cell table:style-name="ce4"/>
          <table:table-cell ns41:value-type="string" table:number-rows-spanned="3" table:style-name="TL RowProperty" table:number-columns-spanned="1" office:value-type="string">
            <text:p>Kom / Buiten de kom</text:p>
          </table:table-cell>
          <table:table-cell ns41:value-type="string" table:number-rows-spanned="3" table:style-name="TL RowProperty" table:number-columns-spanned="1" office:value-type="string">
            <text:p>Wijk</text:p>
          </table:table-cell>
          <table:table-cell ns41:value-type="string" table:number-rows-spanned="3" table:style-name="TL RowProperty" table:number-columns-spanned="1" office:value-type="string">
            <text:p>Soort plaats</text:p>
          </table:table-cell>
          <table:table-cell ns41:value-type="string" table:number-rows-spanned="3" table:style-name="TL RowProperty" table:number-columns-spanned="1" office:value-type="string">
            <text:p>Naam</text:p>
          </table:table-cell>
          <table:table-cell ns41:value-type="string" table:number-rows-spanned="3" table:style-name="TL RowProperty" table:number-columns-spanned="1" office:value-type="string">
            <text:p>Onderkomens</text:p>
          </table:table-cell>
          <table:table-cell table:style-name="ce29"/>
          <table:table-cell ns41:value-type="string" table:number-rows-spanned="1" table:style-name="TL ColHeader" table:number-columns-spanned="3" office:value-type="string">
            <text:p>Woonhuizen</text:p>
          </table:table-cell>
          <table:covered-table-cell table:style-name="TL ColHeader" table:number-columns-repeated="2"/>
          <table:table-cell ns41:value-type="string" table:number-rows-spanned="3" table:style-name="TL ColHeader" table:number-columns-spanned="1" office:value-type="string">
            <text:p>Bewoonde schepen</text:p>
          </table:table-cell>
          <table:covered-table-cell table:style-name="ce39"/>
          <table:table-cell ns41:value-type="string" table:number-rows-spanned="2" table:style-name="TL ColHeader" table:number-columns-spanned="2" office:value-type="string">
            <text:p>Bij de telling aanwezig</text:p>
          </table:table-cell>
          <table:covered-table-cell table:style-name="ce17"/>
          <table:table-cell ns41:value-type="string" table:number-rows-spanned="2" table:style-name="TL ColHeader" table:number-columns-spanned="2" office:value-type="string">
            <text:p>Tijdelijk afwezig</text:p>
          </table:table-cell>
          <table:covered-table-cell table:style-name="ce17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2"/>
          <table:covered-table-cell table:style-name="ce45"/>
          <table:covered-table-cell table:style-name="ce50"/>
          <table:covered-table-cell table:style-name="ce58" table:number-columns-repeated="2"/>
          <table:covered-table-cell table:style-name="ce64"/>
          <table:covered-table-cell table:style-name="ce72" table:number-columns-repeated="3"/>
          <table:covered-table-cell table:style-name="ce85"/>
          <table:table-cell table:style-name="ce29" table:number-columns-repeated="996"/>
        </table:table-row>
        <table:table-row table:style-name="ro4">
          <table:covered-table-cell table:style-name="ce4"/>
          <table:covered-table-cell table:style-name="TL RowProperty" table:number-columns-repeated="4"/>
          <table:covered-table-cell table:style-name="ce24"/>
          <table:table-cell table:style-name="ce29"/>
          <table:table-cell ns41:value-type="string" table:number-rows-spanned="2" table:style-name="TL ColHeader" table:number-columns-spanned="1" office:value-type="string">
            <text:p>Bewoond</text:p>
          </table:table-cell>
          <table:table-cell ns41:value-type="string" table:number-rows-spanned="2" table:style-name="TL ColHeader" table:number-columns-spanned="1" office:value-type="string">
            <text:p>Onbewoond</text:p>
          </table:table-cell>
          <table:table-cell ns41:value-type="string" table:number-rows-spanned="2" table:style-name="TL ColHeader" table:number-columns-spanned="1" office:value-type="string">
            <text:p>In aanbouw</text:p>
          </table:table-cell>
          <table:covered-table-cell table:style-name="TL ColHeader" table:number-columns-repeated="2"/>
          <table:covered-table-cell table:style-name="TL ColHeader" table:number-columns-repeated="7"/>
          <table:covered-table-cell table:style-name="ce45"/>
          <table:covered-table-cell table:style-name="ce50"/>
          <table:covered-table-cell table:style-name="ce58" table:number-columns-repeated="2"/>
          <table:covered-table-cell table:style-name="ce64"/>
          <table:covered-table-cell table:style-name="ce72" table:number-columns-repeated="3"/>
          <table:covered-table-cell table:style-name="ce85"/>
          <table:table-cell table:style-name="ce29" table:number-columns-repeated="996"/>
        </table:table-row>
        <table:table-row table:style-name="ro5">
          <table:covered-table-cell table:style-name="ce5"/>
          <table:covered-table-cell table:style-name="TL RowProperty" table:number-columns-repeated="4"/>
          <table:covered-table-cell table:style-name="ce23"/>
          <table:table-cell table:style-name="ce29"/>
          <table:covered-table-cell table:style-name="ce5"/>
          <table:covered-table-cell table:style-name="TL ColHeader" table:number-columns-repeated="4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51"/>
          <table:covered-table-cell table:style-name="ce59" table:number-columns-repeated="2"/>
          <table:covered-table-cell table:style-name="ce65"/>
          <table:covered-table-cell table:style-name="ce73" table:number-columns-repeated="3"/>
          <table:covered-table-cell table:style-name="ce86"/>
          <table:table-cell table:style-name="ce29" table:number-columns-repeated="996"/>
        </table:table-row>
        <table:table-row table:style-name="ro6">
          <table:table-cell table:style-name="TL RowProperty"/>
          <table:table-cell table:style-name="TL RowProperty" table:number-columns-repeated="6"/>
          <table:table-cell table:style-name="TL ColHeader" table:number-columns-repeated="5"/>
          <table:table-cell table:style-name="TL ColHeader" table:number-columns-repeated="8"/>
          <table:table-cell table:style-name="ce52" table:number-columns-repeated="4"/>
          <table:table-cell table:style-name="ce74" table:number-columns-repeated="2"/>
          <table:table-cell table:style-name="ce77"/>
          <table:table-cell table:style-name="ce87"/>
          <table:table-cell table:style-name="ce37"/>
          <table:table-cell table:number-columns-repeated="995"/>
        </table:table-row>
        <table:table-row table:style-name="ro1">
          <table:table-cell ns41:value-type="string" table:number-rows-spanned="16" table:style-name="ce7" table:number-columns-spanned="1" office:value-type="string">
            <text:p>Abcoude-Baambrugge</text:p>
          </table:table-cell>
          <table:table-cell ns41:value-type="string" table:style-name="ce19" office:value-type="string">
            <text:p>Kom</text:p>
          </table:table-cell>
          <table:table-cell ns41:value-type="string" table:style-name="ce19" office:value-type="string">
            <text:p>A</text:p>
          </table:table-cell>
          <table:table-cell ns41:value-type="string" table:style-name="ce19" office:value-type="string">
            <text:p>Dorp</text:p>
          </table:table-cell>
          <table:table-cell ns41:value-type="string" table:style-name="ce19" office:value-type="string">
            <text:p>Abcoude</text:p>
          </table:table-cell>
          <table:table-cell table:style-name="ce25"/>
          <table:table-cell/>
          <table:table-cell ns41:value-type="float" table:style-name="ce32" office:value="89" office:value-type="float">
            <text:p>89</text:p>
          </table:table-cell>
          <table:table-cell ns41:value-type="float" table:style-name="ce36" office:value="9" office:value-type="float">
            <text:p>9</text:p>
          </table:table-cell>
          <table:table-cell table:style-name="ce36" table:number-columns-repeated="3"/>
          <table:table-cell ns41:value-type="float" table:style-name="ce36" office:value="168" office:value-type="float">
            <text:p>168</text:p>
          </table:table-cell>
          <table:table-cell ns41:value-type="float" table:style-name="ce36" office:value="206" office:value-type="float">
            <text:p>206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76" office:value-type="float">
            <text:p>176</text:p>
          </table:table-cell>
          <table:table-cell ns41:value-type="float" table:style-name="ce36" office:value="218" office:value-type="float">
            <text:p>218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53" office:value="1003" office:value-type="float">
            <text:p>1003</text:p>
          </table:table-cell>
          <table:table-cell ns41:value-type="float" table:style-name="ce60" office:value="11184" office:value-type="float">
            <text:p>11184</text:p>
          </table:table-cell>
          <table:table-cell ns41:value-type="float" table:style-name="ce60" office:value="4" office:value-type="float">
            <text:p>4</text:p>
          </table:table-cell>
          <table:table-cell ns41:value-type="string" table:style-name="ce66" office:value-type="string">
            <text:p>UT</text:p>
          </table:table-cell>
          <table:table-cell ns41:value-type="string" table:style-name="ce53" office:value-type="string">
            <text:p>VT_1889</text:p>
          </table:table-cell>
          <table:table-cell ns41:value-type="string" table:style-name="ce60" office:value-type="string">
            <text:p>11_H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88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Baambrugge</text:p>
          </table:table-cell>
          <table:table-cell table:style-name="TL HRowHeader"/>
          <table:table-cell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Baambrugge</text:p>
          </table:table-cell>
          <table:table-cell table:style-name="TL HRowHeader"/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Abcoude</text:p>
          </table:table-cell>
          <table:table-cell table:style-name="TL HRowHeader"/>
          <table:table-cell/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Baambrugge</text:p>
          </table:table-cell>
          <table:table-cell ns41:value-type="string" table:style-name="TL HRowHeader" office:value-type="string">
            <text:p>Jongenskost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eet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Klein - Baambrugge</text:p>
          </table:table-cell>
          <table:table-cell table:style-name="TL HRowHeader"/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Baambrugge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table:style-name="ce67"/>
          <table:table-cell table:style-name="ce54"/>
          <table:table-cell table:style-name="ce61"/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2"/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TL HRowHeader" table:number-columns-spanned="1" office:value-type="string">
            <text:p>Abcoude-Proostdij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Abcoude</text:p>
          </table:table-cell>
          <table:table-cell table:style-name="TL HRowHeader"/>
          <table:table-cell/>
          <table:table-cell ns41:value-type="float" table:style-name="TL Data" office:value="98" office:value-type="float">
            <text:p>9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Abcoude</text:p>
          </table:table-cell>
          <table:table-cell table:style-name="TL HRowHeader"/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Proostdij</text:p>
          </table:table-cell>
          <table:table-cell table:style-name="TL HRowHeader"/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12"/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9">
          <table:table-cell ns41:value-type="string" table:number-rows-spanned="2" table:style-name="TL HRowHeader" table:number-columns-spanned="1" office:value-type="string">
            <text:p><text:span text:style-name="T1">Achttienhoven</text:span><text:span text:style-name="T2"> (Geene kom)</text:span></text:p>
          </table:table-cell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1005" office:value-type="float">
            <text:p>1005</text:p>
          </table:table-cell>
          <table:table-cell ns41:value-type="float" table:style-name="ce61" office:value="10524" office:value-type="float">
            <text:p>105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1005" office:value-type="float">
            <text:p>1005</text:p>
          </table:table-cell>
          <table:table-cell ns41:value-type="float" table:style-name="ce61" office:value="10524" office:value-type="float">
            <text:p>105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table-cell ns41:value-type="string" table:number-rows-spanned="31" table:style-name="TL HRowHeader" table:number-columns-spanned="1" office:value-type="string">
            <text:p>Amersfoort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Burgerswees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rv. Diaconie Oude Mannen- en Vrouwen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St. Elizabeths Gast- of Zieken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R.C. Meisjeskost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ns41:value-type="string" table:style-name="TL HRowHeader" office:value-type="string">
            <text:p>St. Pieters- en Bloklands Gast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33" table:style-name="TL Data" table:number-columns-repeated="2" office:value-type="float">
            <text:p>33</text:p>
          </table:table-cell>
          <table:table-cell table:style-name="TL Data" table:number-columns-repeated="2"/>
          <table:table-cell ns41:value-type="float" office:value="33" table:style-name="TL Data" table:number-columns-repeated="2" office:value-type="float">
            <text:p>33</text:p>
          </table:table-cell>
          <table:table-cell table:style-name="TL Data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 table:number-columns-repeated="2"/>
          <table:table-cell ns41:value-type="string" table:style-name="TL HRowHeader" office:value-type="string">
            <text:p>Oud R.C. Seminariu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Liefde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Meisjeswees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table:style-name="TL Data" table:number-columns-repeated="4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11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G</text:p>
          </table:table-cell>
          <table:table-cell table:style-name="TL HRowHeader" table:number-columns-repeated="2"/>
          <table:table-cell ns41:value-type="string" table:style-name="TL HRowHeader" office:value-type="string">
            <text:p>Doorgangsh. v/d Maatschappij tot opvoeding van weezen i/h huisgezi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550" office:value-type="float">
            <text:p>550</text:p>
          </table:table-cell>
          <table:table-cell table:style-name="TL Data" table:number-columns-repeated="4"/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eet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22" office:value-type="float">
            <text:p>122</text:p>
          </table:table-cell>
          <table:table-cell table:style-name="TL Data" table:number-columns-repeated="4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ns41:value-type="string" table:style-name="TL HRowHeader" office:value-type="string">
            <text:p>Kazernen en militaire won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235" office:value-type="float">
            <text:p>235</text:p>
          </table:table-cell>
          <table:table-cell table:style-name="TL Data" table:number-columns-repeated="4"/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elijke keet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752" office:value-type="float">
            <text:p>4752</text:p>
          </table:table-cell>
          <table:table-cell ns41:value-type="float" table:style-name="TL Data" office:value="5548" office:value-type="float">
            <text:p>554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950" office:value-type="float">
            <text:p>4950</text:p>
          </table:table-cell>
          <table:table-cell ns41:value-type="float" table:style-name="TL Data" office:value="5712" office:value-type="float">
            <text:p>571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362" office:value-type="float">
            <text:p>2362</text:p>
          </table:table-cell>
          <table:table-cell ns41:value-type="float" table:style-name="TL Data" office:value="2134" office:value-type="float">
            <text:p>213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530" office:value-type="float">
            <text:p>2530</text:p>
          </table:table-cell>
          <table:table-cell ns41:value-type="float" table:style-name="TL Data" office:value="2181" office:value-type="float">
            <text:p>218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393" office:value-type="float">
            <text:p>339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114" office:value-type="float">
            <text:p>7114</text:p>
          </table:table-cell>
          <table:table-cell ns41:value-type="float" table:style-name="TL Data" office:value="7682" office:value-type="float">
            <text:p>768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7480" office:value-type="float">
            <text:p>7480</text:p>
          </table:table-cell>
          <table:table-cell ns41:value-type="float" table:style-name="TL Data" office:value="7893" office:value-type="float">
            <text:p>7893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393" office:value-type="float">
            <text:p>339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114" office:value-type="float">
            <text:p>7114</text:p>
          </table:table-cell>
          <table:table-cell ns41:value-type="float" table:style-name="TL Data" office:value="7682" office:value-type="float">
            <text:p>768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7485" office:value-type="float">
            <text:p>7485</text:p>
          </table:table-cell>
          <table:table-cell ns41:value-type="float" table:style-name="TL Data" office:value="7895" office:value-type="float">
            <text:p>7895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TL HRowHeader" table:number-columns-spanned="1" office:value-type="string">
            <text:p>Amerong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Arm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Jongenskost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3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Lekdijk c.a</text:p>
          </table:table-cell>
          <table:table-cell table:style-name="TL HRowHeader"/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Elst c.a</text:p>
          </table:table-cell>
          <table:table-cell table:style-name="TL HRowHeader"/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Overberg c.a.</text:p>
          </table:table-cell>
          <table:table-cell table:style-name="TL HRowHeader"/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3"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3"/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2"/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3"/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table-cell ns41:value-type="string" table:number-rows-spanned="27" table:style-name="TL HRowHeader" table:number-columns-spanned="1" office:value-type="string">
            <text:p>Baar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3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3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Zandvoort</text:p>
          </table:table-cell>
          <table:table-cell table:style-name="TL HRowHeader"/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K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De Vuursche</text:p>
          </table:table-cell>
          <table:table-cell table:style-name="TL HRowHeader"/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Soestdijk</text:p>
          </table:table-cell>
          <table:table-cell ns41:value-type="string" table:style-name="TL HRowHeader" office:value-type="string">
            <text:p>Het Sanatorium (Koudwaterinrichting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Ter Eem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9" office:value-type="float">
            <text:p>9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Oosterheide</text:p>
          </table:table-cell>
          <table:table-cell table:style-name="TL HRowHeader"/>
          <table:table-cell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 table:number-columns-repeated="2"/>
          <table:table-cell ns41:value-type="string" table:style-name="TL HRowHeader" office:value-type="string">
            <text:p>Meisjeskostschool "Erika"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 table:number-columns-repeated="2"/>
          <table:table-cell ns41:value-type="string" table:style-name="TL HRowHeader" office:value-type="string">
            <text:p>Jongenskostsch. "Eikenhorst"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Zandvoort</text:p>
          </table:table-cell>
          <table:table-cell ns41:value-type="string" table:style-name="TL HRowHeader" office:value-type="string">
            <text:p>Jongenskost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I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Groeneveld</text:p>
          </table:table-cell>
          <table:table-cell table:style-name="TL HRowHeader"/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K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De Vuursche</text:p>
          </table:table-cell>
          <table:table-cell table:style-name="TL HRowHeader"/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3"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1461" office:value-type="float">
            <text:p>146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2561" office:value-type="float">
            <text:p>256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419" office:value-type="float">
            <text:p>2419</text:p>
          </table:table-cell>
          <table:table-cell ns41:value-type="float" table:style-name="TL Data" office:value="2740" office:value-type="float">
            <text:p>274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2561" office:value-type="float">
            <text:p>256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419" office:value-type="float">
            <text:p>2419</text:p>
          </table:table-cell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2">
          <table:table-cell ns41:value-type="string" table:number-rows-spanned="3" table:style-name="TL HRowHeader" table:number-columns-spanned="1" office:value-type="string">
            <text:p>Benschop</text:p>
          </table:table-cell>
          <table:table-cell ns41:value-type="string" table:style-name="TL HRowHeader" office:value-type="string">
            <text:p>Kom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09" office:value-type="float">
            <text:p>309</text:p>
          </table:table-cell>
          <table:table-cell ns41:value-type="float" table:style-name="ce61" office:value="11330" office:value-type="float">
            <text:p>113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54" office:value="309" office:value-type="float">
            <text:p>309</text:p>
          </table:table-cell>
          <table:table-cell ns41:value-type="float" table:style-name="ce61" office:value="11330" office:value-type="float">
            <text:p>113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54" office:value="309" office:value-type="float">
            <text:p>309</text:p>
          </table:table-cell>
          <table:table-cell ns41:value-type="float" table:style-name="ce61" office:value="11330" office:value-type="float">
            <text:p>113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TL HRowHeader" table:number-columns-spanned="1" office:value-type="string">
            <text:p>Bildt (De)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table:style-name="TL HRowHeader"/>
          <table:table-cell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Gesticht voor Zenuwlijders, genaamd Jachtlus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TL HRowHeader" table:number-columns-spanned="1" office:value-type="string">
            <text:p>Breukelen-Nijenrode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table:style-name="TL HRowHeader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3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pen</text:p>
          </table:table-cell>
          <table:table-cell ns41:value-type="string" table:style-name="TL HRowHeader" office:value-type="string">
            <text:p>Broekdijk, Poeldijk, Galgewaard, Kortrijk, Portengen , Oud-Aa</text:p>
          </table:table-cell>
          <table:table-cell table:style-name="TL HRowHeader"/>
          <table:table-cell/>
          <table:table-cell table:style-name="TL Data"/>
          <table:table-cell table:style-name="TL Data" table:number-columns-repeated="12"/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Meisjeskost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Jongenskost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eeten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4">
          <table:table-cell ns41:value-type="string" table:number-rows-spanned="6" table:style-name="TL HRowHeader" table:number-columns-spanned="1" office:value-type="string">
            <text:p>Breukelen-St. Pieters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Breukeleveen</text:p>
          </table:table-cell>
          <table:table-cell table:style-name="TL HRowHeader"/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1029" office:value-type="float">
            <text:p>1029</text:p>
          </table:table-cell>
          <table:table-cell ns41:value-type="float" table:style-name="ce61" office:value="11149" office:value-type="float">
            <text:p>111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1029" office:value-type="float">
            <text:p>1029</text:p>
          </table:table-cell>
          <table:table-cell ns41:value-type="float" table:style-name="ce61" office:value="11149" office:value-type="float">
            <text:p>111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Breukeleveen</text:p>
          </table:table-cell>
          <table:table-cell table:style-name="TL HRowHeader"/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1029" office:value-type="float">
            <text:p>1029</text:p>
          </table:table-cell>
          <table:table-cell ns41:value-type="float" table:style-name="ce61" office:value="11149" office:value-type="float">
            <text:p>111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1029" office:value-type="float">
            <text:p>1029</text:p>
          </table:table-cell>
          <table:table-cell ns41:value-type="float" table:style-name="ce61" office:value="11149" office:value-type="float">
            <text:p>111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1029" office:value-type="float">
            <text:p>1029</text:p>
          </table:table-cell>
          <table:table-cell ns41:value-type="float" table:style-name="ce61" office:value="11149" office:value-type="float">
            <text:p>111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54" office:value="1029" office:value-type="float">
            <text:p>1029</text:p>
          </table:table-cell>
          <table:table-cell ns41:value-type="float" table:style-name="ce61" office:value="11149" office:value-type="float">
            <text:p>111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7" table:style-name="TL HRowHeader" table:number-columns-spanned="1" office:value-type="string">
            <text:p>Bunnik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Bunnik</text:p>
          </table:table-cell>
          <table:table-cell table:style-name="TL HRowHeader"/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Vechten</text:p>
          </table:table-cell>
          <table:table-cell table:style-name="TL HRowHeader"/>
          <table:table-cell/>
          <table:table-cell ns41:value-type="float" table:style-name="TL Data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62" table:style-name="TL Data" table:number-columns-repeated="2" office:value-type="float">
            <text:p>6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43" office:value-type="float">
            <text:p>43</text:p>
          </table:table-cell>
          <table:table-cell table:style-name="TL Data" table:number-columns-repeated="4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8" table:style-name="TL HRowHeader" table:number-columns-spanned="1" office:value-type="string">
            <text:p>Bunschot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Bunschoten</text:p>
          </table:table-cell>
          <table:table-cell table:style-name="TL HRowHeader"/>
          <table:table-cell/>
          <table:table-cell ns41:value-type="float" table:style-name="TL Data" office:value="74" office:value-type="float">
            <text:p>7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Spakenburg</text:p>
          </table:table-cell>
          <table:table-cell table:style-name="TL HRowHeader"/>
          <table:table-cell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Bunschoten</text:p>
          </table:table-cell>
          <table:table-cell table:style-name="TL HRowHeader"/>
          <table:table-cell/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5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Dijkhuizen ook wel genaamd Eemdijk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08" table:style-name="TL Data" table:number-columns-repeated="2" office:value-type="float">
            <text:p>108</text:p>
          </table:table-cell>
          <table:table-cell table:style-name="TL Data" table:number-columns-repeated="2"/>
          <table:table-cell ns41:value-type="float" office:value="108" table:style-name="TL Data" table:number-columns-repeated="2" office:value-type="float">
            <text:p>108</text:p>
          </table:table-cell>
          <table:table-cell table:style-name="TL Data" table:number-columns-repeated="2"/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67" office:value-type="float">
            <text:p>6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2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3" table:style-name="TL HRowHeader" table:number-columns-spanned="1" office:value-type="string">
            <text:p>Cothen</text:p>
          </table:table-cell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ce54" office:value="314" office:value-type="float">
            <text:p>314</text:p>
          </table:table-cell>
          <table:table-cell ns41:value-type="float" table:style-name="ce61" office:value="11316" office:value-type="float">
            <text:p>1131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14" office:value-type="float">
            <text:p>314</text:p>
          </table:table-cell>
          <table:table-cell ns41:value-type="float" table:style-name="ce61" office:value="11316" office:value-type="float">
            <text:p>1131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314" office:value-type="float">
            <text:p>314</text:p>
          </table:table-cell>
          <table:table-cell ns41:value-type="float" table:style-name="ce61" office:value="11316" office:value-type="float">
            <text:p>1131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TL HRowHeader" table:number-columns-spanned="1" office:value-type="string">
            <text:p>Door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TL HRowHeader"/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54" office:value="315" office:value-type="float">
            <text:p>315</text:p>
          </table:table-cell>
          <table:table-cell ns41:value-type="float" table:style-name="ce61" office:value="10213" office:value-type="float">
            <text:p>102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Tuilland</text:p>
          </table:table-cell>
          <table:table-cell table:style-name="TL HRowHeader"/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54" office:value="315" office:value-type="float">
            <text:p>315</text:p>
          </table:table-cell>
          <table:table-cell ns41:value-type="float" table:style-name="ce61" office:value="10213" office:value-type="float">
            <text:p>102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Moleneind</text:p>
          </table:table-cell>
          <table:table-cell table:style-name="TL HRowHeader"/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315" office:value-type="float">
            <text:p>315</text:p>
          </table:table-cell>
          <table:table-cell ns41:value-type="float" table:style-name="ce61" office:value="10213" office:value-type="float">
            <text:p>102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54" office:value="315" office:value-type="float">
            <text:p>315</text:p>
          </table:table-cell>
          <table:table-cell ns41:value-type="float" table:style-name="ce61" office:value="10213" office:value-type="float">
            <text:p>102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54" office:value="315" office:value-type="float">
            <text:p>315</text:p>
          </table:table-cell>
          <table:table-cell ns41:value-type="float" table:style-name="ce61" office:value="10213" office:value-type="float">
            <text:p>102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54" office:value="315" office:value-type="float">
            <text:p>315</text:p>
          </table:table-cell>
          <table:table-cell ns41:value-type="float" table:style-name="ce61" office:value="10213" office:value-type="float">
            <text:p>102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TL HRowHeader" table:number-columns-spanned="1" office:value-type="string">
            <text:p>Drieberg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R.C. Seminariu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Meisjes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ns41:value-type="string" table:style-name="TL HRowHeader" office:value-type="string">
            <text:p>R. C. Kloostergesti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table:style-name="TL Data" table:number-columns-repeated="3"/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Sterkerburg c.a.</text:p>
          </table:table-cell>
          <table:table-cell table:style-name="TL HRowHeader"/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table-cell ns41:value-type="string" table:number-rows-spanned="9" table:style-name="TL HRowHeader" table:number-columns-spanned="1" office:value-type="string">
            <text:p>Eemnes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Eemnes buitendijks</text:p>
          </table:table-cell>
          <table:table-cell table:style-name="TL HRowHeader"/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Eemnes binnendijks</text:p>
          </table:table-cell>
          <table:table-cell table:style-name="TL HRowHeader"/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Eemnes buitendijks</text:p>
          </table:table-cell>
          <table:table-cell table:style-name="TL HRowHeader"/>
          <table:table-cell/>
          <table:table-cell table:style-name="TL Data"/>
          <table:table-cell table:style-name="TL Data" table:number-columns-repeated="12"/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R.C. Klooster der Franciskaness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/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/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/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TL HRowHeader" table:number-columns-spanned="1" office:value-type="string">
            <text:p>Haarzuilens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De Haar</text:p>
          </table:table-cell>
          <table:table-cell table:style-name="TL HRowHeader"/>
          <table:table-cell/>
          <table:table-cell ns41:value-type="float" table:style-name="TL Data" office:value="29" office:value-type="float">
            <text:p>29</text:p>
          </table:table-cell>
          <table:table-cell table:style-name="TL Data" table:number-columns-repeated="4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e Lage Haar</text:p>
          </table:table-cell>
          <table:table-cell table:style-name="TL HRowHeader"/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De Haar</text:p>
          </table:table-cell>
          <table:table-cell table:style-name="TL HRowHeader"/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De Lage Haar</text:p>
          </table:table-cell>
          <table:table-cell table:style-name="TL HRowHeader"/>
          <table:table-cell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Themaat</text:p>
          </table:table-cell>
          <table:table-cell table:style-name="TL HRowHeader"/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88" table:style-name="TL Data" table:number-columns-repeated="2" office:value-type="float">
            <text:p>88</text:p>
          </table:table-cell>
          <table:table-cell table:style-name="TL Data" table:number-columns-repeated="2"/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TL HRowHeader" table:number-columns-spanned="1" office:value-type="string">
            <text:p>Harmel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Harmelerwaard</text:p>
          </table:table-cell>
          <table:table-cell table:style-name="TL HRowHeader"/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Haanwijk</text:p>
          </table:table-cell>
          <table:table-cell table:style-name="TL HRowHeader"/>
          <table:table-cell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Harmelerwaard</text:p>
          </table:table-cell>
          <table:table-cell table:style-name="TL HRowHeader"/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Haanwijk</text:p>
          </table:table-cell>
          <table:table-cell table:style-name="TL HRowHeader"/>
          <table:table-cell/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Reijerscop</text:p>
          </table:table-cell>
          <table:table-cell table:style-name="TL HRowHeader"/>
          <table:table-cell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44" office:value-type="float">
            <text:p>44</text:p>
          </table:table-cell>
          <table:table-cell table:style-name="TL Data" table:number-columns-repeated="4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5" office:value-type="float">
            <text:p>8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Breudijk</text:p>
          </table:table-cell>
          <table:table-cell table:style-name="TL HRowHeader"/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Gerverskop c.a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6">
          <table:table-cell ns41:value-type="string" table:number-rows-spanned="2" table:style-name="TL HRowHeader" table:number-columns-spanned="1" office:value-type="string">
            <text:p>Hoenkoop<text:span text:style-name="T3"> (Geene kom)</text:span></text:p>
          </table:table-cell>
          <table:table-cell ns41:value-type="string" table:style-name="TL HRowHeader" office:value-type="string">
            <text:p>B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19" office:value-type="float">
            <text:p>319</text:p>
          </table:table-cell>
          <table:table-cell ns41:value-type="float" table:style-name="ce61" office:value="10611" office:value-type="float">
            <text:p>1061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19" office:value-type="float">
            <text:p>319</text:p>
          </table:table-cell>
          <table:table-cell ns41:value-type="float" table:style-name="ce61" office:value="10611" office:value-type="float">
            <text:p>1061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TL HRowHeader" table:number-columns-spanned="1" office:value-type="string">
            <text:p>Hoogland<text:span text:style-name="T3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Zeldert</text:p>
          </table:table-cell>
          <table:table-cell table:style-name="TL HRowHeader"/>
          <table:table-cell/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0" office:value-type="float">
            <text:p>7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Kalveen</text:p>
          </table:table-cell>
          <table:table-cell table:style-name="TL HRowHeader"/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De Hoef</text:p>
          </table:table-cell>
          <table:table-cell table:style-name="TL HRowHeader"/>
          <table:table-cell/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2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Den Ham</text:p>
          </table:table-cell>
          <table:table-cell ns41:value-type="string" table:style-name="TL HRowHeader" office:value-type="string">
            <text:p>Het R.C. "Leo Gesticht"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Koelhorst</text:p>
          </table:table-cell>
          <table:table-cell table:style-name="TL HRowHeader"/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uist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table:style-name="TL Data" table:number-columns-repeated="4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9" office:value-type="float">
            <text:p>8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elijke aanwezige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1:value-type="string" table:number-rows-spanned="8" table:style-name="TL HRowHeader" table:number-columns-spanned="1" office:value-type="string">
            <text:p>Hout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H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H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't Goij</text:p>
          </table:table-cell>
          <table:table-cell table:style-name="TL HRowHeader"/>
          <table:table-cell/>
          <table:table-cell ns41:value-type="float" table:style-name="TL Data" office:value="117" office:value-type="float">
            <text:p>117</text:p>
          </table:table-cell>
          <table:table-cell table:style-name="TL Data" table:number-columns-repeated="4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Oud-Wulven</text:p>
          </table:table-cell>
          <table:table-cell table:style-name="TL HRowHeader"/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O</text:p>
          </table:table-cell>
          <table:table-cell table:style-name="TL HRowHeader"/>
          <table:table-cell ns41:value-type="string" table:style-name="TL HRowHeader" office:value-type="string">
            <text:p>Schonauwen</text:p>
          </table:table-cell>
          <table:table-cell table:style-name="TL HRowHeader"/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S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0">
          <table:table-cell ns41:value-type="string" table:number-rows-spanned="14" table:style-name="TL HRowHeader" table:number-columns-spanned="1" office:value-type="string">
            <text:p>IJsselstein</text:p>
          </table:table-cell>
          <table:table-cell ns41:value-type="string" table:style-name="TL HRowHeader" office:value-type="string">
            <text:p>Kom</text:p>
          </table:table-cell>
          <table:table-cell table:style-name="TL HRowHeader" table:number-columns-repeated="3"/>
          <table:table-cell ns41:value-type="string" table:style-name="TL HRowHeader" office:value-type="string">
            <text:p>Ewouds-Gasthuis (Verpleging Oudelieden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R.C. Zustersgesti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3"/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pen</text:p>
          </table:table-cell>
          <table:table-cell ns41:value-type="string" table:style-name="TL HRowHeader" office:value-type="string">
            <text:p>Panoven, Hoogland, Lagendijk, en Hoogen- of Lekdijk</text:p>
          </table:table-cell>
          <table:table-cell table:style-name="TL HRowHeader"/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Hoogenbiezen</text:p>
          </table:table-cell>
          <table:table-cell table:style-name="TL HRowHeader"/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3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ns41:value-type="string" table:style-name="TL HRowHeader" office:value-type="string">
            <text:p>Buurtschappen</text:p>
          </table:table-cell>
          <table:table-cell ns41:value-type="string" table:style-name="TL HRowHeader" office:value-type="string">
            <text:p>Achtersloot, Lagenbiezen. Knollenmanshoek, Zuid-IJsseldijk en Eiteren 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1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ns41:value-type="string" table:style-name="TL HRowHeader" office:value-type="string">
            <text:p>Buurtschappen</text:p>
          </table:table-cell>
          <table:table-cell ns41:value-type="string" table:style-name="TL HRowHeader" office:value-type="string">
            <text:p>Poortdijk, Nieuweweg, Noord-IJsseldijk, en Achthoven</text:p>
          </table:table-cell>
          <table:table-cell table:style-name="TL HRowHeader"/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3"/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1665" office:value-type="float">
            <text:p>166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1665" office:value-type="float">
            <text:p>166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69" office:value-type="float">
            <text:p>1769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7">
          <table:table-cell ns41:value-type="string" table:number-rows-spanned="3" table:style-name="TL HRowHeader" table:number-columns-spanned="1" office:value-type="string">
            <text:p>Jaarsveld</text:p>
          </table:table-cell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1091" office:value-type="float">
            <text:p>1091</text:p>
          </table:table-cell>
          <table:table-cell ns41:value-type="float" table:style-name="ce61" office:value="10847" office:value-type="float">
            <text:p>1084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54" office:value="1091" office:value-type="float">
            <text:p>1091</text:p>
          </table:table-cell>
          <table:table-cell ns41:value-type="float" table:style-name="ce61" office:value="10847" office:value-type="float">
            <text:p>1084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54" office:value="1091" office:value-type="float">
            <text:p>1091</text:p>
          </table:table-cell>
          <table:table-cell ns41:value-type="float" table:style-name="ce61" office:value="10847" office:value-type="float">
            <text:p>1084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TL HRowHeader" table:number-columns-spanned="1" office:value-type="string">
            <text:p>Jutphaas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TL HRowHeader"/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Nedereind</text:p>
          </table:table-cell>
          <table:table-cell table:style-name="TL HRowHeader"/>
          <table:table-cell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Overeind</text:p>
          </table:table-cell>
          <table:table-cell table:style-name="TL HRowHeader"/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Gein</text:p>
          </table:table-cell>
          <table:table-cell table:style-name="TL HRowHeader"/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West, Hoog- en Laag Raven 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elijke aanwezige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0">
          <table:table-cell ns41:value-type="string" table:number-rows-spanned="9" table:style-name="TL HRowHeader" table:number-columns-spanned="1" office:value-type="string">
            <text:p>Kamerik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Kamerik en de beide Houtdijken</text:p>
          </table:table-cell>
          <table:table-cell table:style-name="TL HRowHeader"/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Kamerik-Mijzijde</text:p>
          </table:table-cell>
          <table:table-cell table:style-name="TL HRowHeader"/>
          <table:table-cell/>
          <table:table-cell ns41:value-type="float" table:style-name="TL Data" office:value="45" office:value-type="float">
            <text:p>45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's-Gravesloot</text:p>
          </table:table-cell>
          <table:table-cell table:style-name="TL HRowHeader"/>
          <table:table-cell/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Teckop</text:p>
          </table:table-cell>
          <table:table-cell table:style-name="TL HRowHeader"/>
          <table:table-cell/>
          <table:table-cell ns41:value-type="float" table:style-name="TL Data" office:value="39" office:value-type="float">
            <text:p>39</text:p>
          </table:table-cell>
          <table:table-cell table:style-name="TL Data" table:number-columns-repeated="4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"/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TL HRowHeader" table:number-columns-spanned="1" office:value-type="string">
            <text:p>Kockengen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table:style-name="TL HRowHeader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Wagendijk N.Z</text:p>
          </table:table-cell>
          <table:table-cell table:style-name="TL HRowHeader"/>
          <table:table-cell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agendijk Z.Z.</text:p>
          </table:table-cell>
          <table:table-cell table:style-name="TL HRowHeader"/>
          <table:table-cell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Spengen</text:p>
          </table:table-cell>
          <table:table-cell table:style-name="TL HRowHeader"/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TL HRowHeader" table:number-columns-spanned="1" office:value-type="string">
            <text:p>Laagnieuwkoop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table:style-name="TL HRowHeader"/>
          <table:table-cell ns41:value-type="string" table:style-name="TL HRowHeader" office:value-type="string">
            <text:p>Varkensbuurt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table:style-name="TL Data" table:number-columns-repeated="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Portengen</text:p>
          </table:table-cell>
          <table:table-cell table:style-name="TL HRowHeader"/>
          <table:table-cell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Kortrijk</text:p>
          </table:table-cell>
          <table:table-cell table:style-name="TL HRowHeader"/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Gieltjesdorp</text:p>
          </table:table-cell>
          <table:table-cell table:style-name="TL HRowHeader"/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Laagnieuwkoop</text:p>
          </table:table-cell>
          <table:table-cell table:style-name="TL HRowHeader"/>
          <table:table-cell/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Lage Haar</text:p>
          </table:table-cell>
          <table:table-cell table:style-name="TL HRowHeader"/>
          <table:table-cell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6" office:value-type="float">
            <text:p>6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54" office:value-type="float">
            <text:p>54</text:p>
          </table:table-cell>
          <table:table-cell table:style-name="TL Data" table:number-columns-repeated="4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7">
          <table:table-cell ns41:value-type="string" table:number-rows-spanned="5" table:style-name="TL HRowHeader" table:number-columns-spanned="1" office:value-type="string">
            <text:p>Langbroek<text:span text:style-name="T3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Neder-Langbroek</text:p>
          </table:table-cell>
          <table:table-cell table:style-name="TL HRowHeader"/>
          <table:table-cell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325" office:value-type="float">
            <text:p>325</text:p>
          </table:table-cell>
          <table:table-cell ns41:value-type="float" table:style-name="ce61" office:value="11413" office:value-type="float">
            <text:p>114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Over-Langbroek</text:p>
          </table:table-cell>
          <table:table-cell table:style-name="TL HRowHeader"/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54" office:value="325" office:value-type="float">
            <text:p>325</text:p>
          </table:table-cell>
          <table:table-cell ns41:value-type="float" table:style-name="ce61" office:value="11413" office:value-type="float">
            <text:p>114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325" office:value-type="float">
            <text:p>325</text:p>
          </table:table-cell>
          <table:table-cell ns41:value-type="float" table:style-name="ce61" office:value="11413" office:value-type="float">
            <text:p>114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54" office:value="325" office:value-type="float">
            <text:p>325</text:p>
          </table:table-cell>
          <table:table-cell ns41:value-type="float" table:style-name="ce61" office:value="11413" office:value-type="float">
            <text:p>114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325" office:value-type="float">
            <text:p>325</text:p>
          </table:table-cell>
          <table:table-cell ns41:value-type="float" table:style-name="ce61" office:value="11413" office:value-type="float">
            <text:p>114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TL HRowHeader" table:number-columns-spanned="1" office:value-type="string">
            <text:p>Leersum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Darthuizen</text:p>
          </table:table-cell>
          <table:table-cell table:style-name="TL HRowHeader"/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Ginkel ook wel genaamd Overberg</text:p>
          </table:table-cell>
          <table:table-cell table:style-name="TL HRowHeader"/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TL HRowHeader" table:number-columns-spanned="1" office:value-type="string">
            <text:p><text:span text:style-name="T1">Leusden</text:span><text:span text:style-name="T2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Oud-Leusden</text:p>
          </table:table-cell>
          <table:table-cell table:style-name="TL HRowHeader"/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Leusderberg</text:p>
          </table:table-cell>
          <table:table-cell table:style-name="TL HRowHeader"/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Den Treek</text:p>
          </table:table-cell>
          <table:table-cell table:style-name="TL HRowHeader"/>
          <table:table-cell/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Leusbroek</text:p>
          </table:table-cell>
          <table:table-cell table:style-name="TL HRowHeader"/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Hamersveld ten Westen</text:p>
          </table:table-cell>
          <table:table-cell table:style-name="TL HRowHeader"/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Hamersveld ten Oosten</text:p>
          </table:table-cell>
          <table:table-cell table:style-name="TL HRowHeader"/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Asgat</text:p>
          </table:table-cell>
          <table:table-cell table:style-name="TL HRowHeader"/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Voskuilen</text:p>
          </table:table-cell>
          <table:table-cell table:style-name="TL HRowHeader"/>
          <table:table-cell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TL HRowHeader" table:number-columns-spanned="1" office:value-type="string">
            <text:p>Linschot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TL HRowHeader"/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6" office:value-type="float">
            <text:p>5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62" office:value-type="float">
            <text:p>62</text:p>
          </table:table-cell>
          <table:table-cell table:style-name="TL Data" table:number-columns-repeated="4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5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pen</text:p>
          </table:table-cell>
          <table:table-cell ns41:value-type="string" table:style-name="TL HRowHeader" office:value-type="string">
            <text:p>De Haar, Hooge- en Lage Polder en Kromwijk</text:p>
          </table:table-cell>
          <table:table-cell table:style-name="TL HRowHeader"/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1" office:value-type="float">
            <text:p>9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pen</text:p>
          </table:table-cell>
          <table:table-cell ns41:value-type="string" table:style-name="TL HRowHeader" office:value-type="string">
            <text:p>Polanen en Korte Linschoten</text:p>
          </table:table-cell>
          <table:table-cell table:style-name="TL HRowHeader"/>
          <table:table-cell/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4" office:value-type="float">
            <text:p>7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Cattenbroek</text:p>
          </table:table-cell>
          <table:table-cell table:style-name="TL HRowHeader"/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3" office:value-type="float">
            <text:p>5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ns41:value-type="string" table:style-name="TL HRowHeader" office:value-type="string">
            <text:p>Buurtschappen</text:p>
          </table:table-cell>
          <table:table-cell ns41:value-type="string" table:style-name="TL HRowHeader" office:value-type="string">
            <text:p>Mastwijk en Achthoven</text:p>
          </table:table-cell>
          <table:table-cell table:style-name="TL HRowHeader"/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5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Vinkenbuurt en Achterkerksche Buurt</text:p>
          </table:table-cell>
          <table:table-cell table:style-name="TL HRowHeader"/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2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ns41:value-type="string" table:style-name="TL HRowHeader" office:value-type="string">
            <text:p>Buurtschappen</text:p>
          </table:table-cell>
          <table:table-cell ns41:value-type="string" table:style-name="TL HRowHeader" office:value-type="string">
            <text:p>Heeswijk en Blokland</text:p>
          </table:table-cell>
          <table:table-cell table:style-name="TL HRowHeader"/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TL HRowHeader" table:number-columns-spanned="1" office:value-type="string">
            <text:p>Loen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Nieuwersluis</text:p>
          </table:table-cell>
          <table:table-cell table:style-name="TL HRowHeader"/>
          <table:table-cell/>
          <table:table-cell table:style-name="TL Data"/>
          <table:table-cell table:style-name="TL Data" table:number-columns-repeated="12"/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rsenaal</text:p>
          </table:table-cell>
          <table:table-cell ns41:value-type="string" table:style-name="TL HRowHeader" office:value-type="string">
            <text:p>Puppillen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Loenen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Polderkee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Slootdijk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TL HRowHeader" table:number-columns-spanned="1" office:value-type="string">
            <text:p>Loenersloot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Ter Aa</text:p>
          </table:table-cell>
          <table:table-cell table:style-name="TL HRowHeader"/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Loenersloot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Loenersloot</text:p>
          </table:table-cell>
          <table:table-cell table:style-name="TL HRowHeader"/>
          <table:table-cell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Oukoop</text:p>
          </table:table-cell>
          <table:table-cell table:style-name="TL HRowHeader"/>
          <table:table-cell/>
          <table:table-cell ns41:value-type="float" table:style-name="TL Data" office:value="33" office:value-type="float">
            <text:p>33</text:p>
          </table:table-cell>
          <table:table-cell table:style-name="TL Data" table:number-columns-repeated="4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2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7" office:value-type="float">
            <text:p>47</text:p>
          </table:table-cell>
          <table:table-cell table:style-name="TL Data" table:number-columns-repeated="4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TL HRowHeader" table:number-columns-spanned="1" office:value-type="string">
            <text:p><text:span text:style-name="T1">Loosdrecht</text:span><text:span text:style-name="T2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Mijnden</text:p>
          </table:table-cell>
          <table:table-cell ns41:value-type="string" table:style-name="TL HRowHeader" office:value-type="string">
            <text:p>Puppillenschool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table:style-name="TL Data" table:number-columns-repeated="4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Oud-Over</text:p>
          </table:table-cell>
          <table:table-cell table:style-name="TL HRowHeader"/>
          <table:table-cell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Oud-Loosdrecht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table:style-name="TL Data" table:number-columns-repeated="2"/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Nieuw-Loosdrecht</text:p>
          </table:table-cell>
          <table:table-cell ns41:value-type="string" table:style-name="TL HRowHeader" office:value-type="string">
            <text:p>Jongenskost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Muijeveld</text:p>
          </table:table-cell>
          <table:table-cell table:style-name="TL HRowHeader"/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table-cell ns41:value-type="string" table:number-rows-spanned="8" table:style-name="TL HRowHeader" table:number-columns-spanned="1" office:value-type="string">
            <text:p>Lopik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62" office:value-type="float">
            <text:p>6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 table:number-columns-repeated="2"/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Lopikerkapel</text:p>
          </table:table-cell>
          <table:table-cell table:style-name="TL HRowHeader"/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52" table:style-name="TL Data" table:number-columns-repeated="2" office:value-type="float">
            <text:p>1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8">
          <table:table-cell ns41:value-type="string" table:number-rows-spanned="3" table:style-name="TL HRowHeader" table:number-columns-spanned="1" office:value-type="string">
            <text:p><text:span text:style-name="T1">Maarn</text:span><text:span text:style-name="T2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Maarn</text:p>
          </table:table-cell>
          <table:table-cell table:style-name="TL HRowHeader"/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32" office:value-type="float">
            <text:p>332</text:p>
          </table:table-cell>
          <table:table-cell ns41:value-type="float" table:style-name="ce61" office:value="10392" office:value-type="float">
            <text:p>1039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Maarsbergen</text:p>
          </table:table-cell>
          <table:table-cell table:style-name="TL HRowHeader"/>
          <table:table-cell/>
          <table:table-cell ns41:value-type="float" table:style-name="TL Data" office:value="54" office:value-type="float">
            <text:p>54</text:p>
          </table:table-cell>
          <table:table-cell table:style-name="TL Data" table:number-columns-repeated="4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32" office:value-type="float">
            <text:p>332</text:p>
          </table:table-cell>
          <table:table-cell ns41:value-type="float" table:style-name="ce61" office:value="10392" office:value-type="float">
            <text:p>1039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32" office:value-type="float">
            <text:p>332</text:p>
          </table:table-cell>
          <table:table-cell ns41:value-type="float" table:style-name="ce61" office:value="10392" office:value-type="float">
            <text:p>1039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0">
          <table:table-cell ns41:value-type="string" table:number-rows-spanned="19" table:style-name="TL HRowHeader" table:number-columns-spanned="1" office:value-type="string">
            <text:p>Maarss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Jongenskostschool "Nieuw Vechtervoort"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Meisjeskost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Panoven</text:p>
          </table:table-cell>
          <table:table-cell table:style-name="TL HRowHeader"/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R.C. Liefdegesti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0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Gesticht der Vereeninging van Weesva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eet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poorwagens dienstdoende als Keet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Maarsenbroek</text:p>
          </table:table-cell>
          <table:table-cell table:style-name="TL HRowHeader"/>
          <table:table-cell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3" office:value-type="float">
            <text:p>8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table-cell ns41:value-type="string" table:number-rows-spanned="7" table:style-name="TL HRowHeader" table:number-columns-spanned="1" office:value-type="string">
            <text:p>Maarsseve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Nieuw- Maarsenveen</text:p>
          </table:table-cell>
          <table:table-cell table:style-name="TL HRowHeader"/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Oud - Maarsenveen</text:p>
          </table:table-cell>
          <table:table-cell table:style-name="TL HRowHeader"/>
          <table:table-cell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Nieuw- Maarsenveen</text:p>
          </table:table-cell>
          <table:table-cell table:style-name="TL HRowHeader"/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Oud - Maarsenveen</text:p>
          </table:table-cell>
          <table:table-cell table:style-name="TL HRowHeader"/>
          <table:table-cell/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TL HRowHeader" table:number-columns-spanned="1" office:value-type="string">
            <text:p>Maartensdijk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Maartensdijk</text:p>
          </table:table-cell>
          <table:table-cell table:style-name="TL HRowHeader"/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Blauwkapel</text:p>
          </table:table-cell>
          <table:table-cell table:style-name="TL HRowHeader"/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Maartensdijk</text:p>
          </table:table-cell>
          <table:table-cell table:style-name="TL HRowHeader"/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Achterwetering</text:p>
          </table:table-cell>
          <table:table-cell table:style-name="TL HRowHeader"/>
          <table:table-cell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0" office:value-type="float">
            <text:p>5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Nieuwe Wetering</text:p>
          </table:table-cell>
          <table:table-cell table:style-name="TL HRowHeader"/>
          <table:table-cell/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Groenekan</text:p>
          </table:table-cell>
          <table:table-cell table:style-name="TL HRowHeader"/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Blauwkapel</text:p>
          </table:table-cell>
          <table:table-cell table:style-name="TL HRowHeader"/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Bilstraat</text:p>
          </table:table-cell>
          <table:table-cell table:style-name="TL HRowHeader"/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2" office:value-type="float">
            <text:p>5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Zwarte Water of Haverland</text:p>
          </table:table-cell>
          <table:table-cell table:style-name="TL HRowHeader"/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21" table:style-name="TL HRowHeader" table:number-columns-spanned="1" office:value-type="string">
            <text:p>Mijdrecht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Mijdrecht</text:p>
          </table:table-cell>
          <table:table-cell table:style-name="TL HRowHeader"/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Mijdrecht</text:p>
          </table:table-cell>
          <table:table-cell table:style-name="TL HRowHeader"/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I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Rossenhoven</text:p>
          </table:table-cell>
          <table:table-cell table:style-name="TL HRowHeader"/>
          <table:table-cell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3e Bedijking</text:p>
          </table:table-cell>
          <table:table-cell table:style-name="TL HRowHeader"/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Groot Mijdrecht</text:p>
          </table:table-cell>
          <table:table-cell table:style-name="TL HRowHeader"/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/>
          <table:table-cell ns41:value-type="string" table:style-name="TL HRowHeader" office:value-type="string">
            <text:p>Hofland</text:p>
          </table:table-cell>
          <table:table-cell table:style-name="TL HRowHeader"/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1e en 2e Bedijking</text:p>
          </table:table-cell>
          <table:table-cell table:style-name="TL HRowHeader"/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II</text:p>
          </table:table-cell>
          <table:table-cell table:style-name="TL HRowHeader"/>
          <table:table-cell ns41:value-type="string" table:style-name="TL HRowHeader" office:value-type="string">
            <text:p>Kade</text:p>
          </table:table-cell>
          <table:table-cell table:style-name="TL HRowHeader"/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Mennonietenbuurt</text:p>
          </table:table-cell>
          <table:table-cell table:style-name="TL HRowHeader"/>
          <table:table-cell/>
          <table:table-cell ns41:value-type="float" table:style-name="TL Data" office:value="68" office:value-type="float">
            <text:p>68</text:p>
          </table:table-cell>
          <table:table-cell table:style-name="TL Data" table:number-columns-repeated="4"/>
          <table:table-cell ns41:value-type="float" office:value="163" table:style-name="TL Data" table:number-columns-repeated="2" office:value-type="float">
            <text:p>1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Kromme Mijdrecht</text:p>
          </table:table-cell>
          <table:table-cell table:style-name="TL HRowHeader"/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V</text:p>
          </table:table-cell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Den Hoef</text:p>
          </table:table-cell>
          <table:table-cell table:style-name="TL HRowHeader"/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V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Blokland</text:p>
          </table:table-cell>
          <table:table-cell table:style-name="TL HRowHeader"/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1638" office:value-type="float">
            <text:p>163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96" office:value-type="float">
            <text:p>1796</text:p>
          </table:table-cell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office:value="2" table:style-name="TL Data" table:number-columns-repeated="4" office:value-type="float">
            <text:p>2</text:p>
          </table:table-cell>
          <table:table-cell table:style-name="TL Data" table:number-columns-repeated="2"/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96" office:value-type="float">
            <text:p>1796</text:p>
          </table:table-cell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879" office:value-type="float">
            <text:p>1879</text:p>
          </table:table-cell>
          <table:table-cell ns41:value-type="float" table:style-name="TL Data" office:value="1897" office:value-type="float">
            <text:p>189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table-cell ns41:value-type="string" table:number-rows-spanned="11" table:style-name="TL HRowHeader" table:number-columns-spanned="1" office:value-type="string">
            <text:p>Montfoort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Rijksopvoedingsgesticht voor meisje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R.C. Liefdegesti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table:style-name="TL Data" table:number-columns-repeated="4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2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TL HRowHeader" table:number-columns-spanned="1" office:value-type="string">
            <text:p>Nigtevecht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TL HRowHeader"/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table:style-name="TL HRowHeader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eet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elijke kee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3" table:style-name="TL HRowHeader" table:number-columns-spanned="1" office:value-type="string">
            <text:p>Odijk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131" office:value-type="float">
            <text:p>1131</text:p>
          </table:table-cell>
          <table:table-cell ns41:value-type="float" table:style-name="ce61" office:value="11003" office:value-type="float">
            <text:p>1100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1131" office:value-type="float">
            <text:p>1131</text:p>
          </table:table-cell>
          <table:table-cell ns41:value-type="float" table:style-name="ce61" office:value="11003" office:value-type="float">
            <text:p>1100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ce54" office:value="1131" office:value-type="float">
            <text:p>1131</text:p>
          </table:table-cell>
          <table:table-cell ns41:value-type="float" table:style-name="ce61" office:value="11003" office:value-type="float">
            <text:p>1100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6">
          <table:table-cell ns41:value-type="string" table:number-rows-spanned="2" table:style-name="TL HRowHeader" table:number-columns-spanned="1" office:value-type="string">
            <text:p><text:span text:style-name="T1">Oudenrijn</text:span><text:span text:style-name="T2"> (Geene kom)</text:span></text:p>
          </table:table-cell>
          <table:table-cell ns41:value-type="string" table:style-name="TL HRowHeader" office:value-type="string">
            <text:p>B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01" office:value-type="float">
            <text:p>101</text:p>
          </table:table-cell>
          <table:table-cell table:style-name="TL Data" table:number-columns-repeated="4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54" office:value="1144" office:value-type="float">
            <text:p>1144</text:p>
          </table:table-cell>
          <table:table-cell ns41:value-type="float" table:style-name="ce61" office:value="10114" office:value-type="float">
            <text:p>1011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01" office:value-type="float">
            <text:p>101</text:p>
          </table:table-cell>
          <table:table-cell table:style-name="TL Data" table:number-columns-repeated="4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54" office:value="1144" office:value-type="float">
            <text:p>1144</text:p>
          </table:table-cell>
          <table:table-cell ns41:value-type="float" table:style-name="ce61" office:value="10114" office:value-type="float">
            <text:p>1011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7">
          <table:table-cell ns41:value-type="string" table:number-rows-spanned="3" table:style-name="TL HRowHeader" table:number-columns-spanned="1" office:value-type="string">
            <text:p>Polsbroek</text:p>
          </table:table-cell>
          <table:table-cell ns41:value-type="string" table:style-name="TL HRowHeader" office:value-type="string">
            <text:p>Kom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38" office:value-type="float">
            <text:p>338</text:p>
          </table:table-cell>
          <table:table-cell ns41:value-type="float" table:style-name="ce61" office:value="10993" office:value-type="float">
            <text:p>1099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54" office:value="338" office:value-type="float">
            <text:p>338</text:p>
          </table:table-cell>
          <table:table-cell ns41:value-type="float" table:style-name="ce61" office:value="10993" office:value-type="float">
            <text:p>1099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ce54" office:value="338" office:value-type="float">
            <text:p>338</text:p>
          </table:table-cell>
          <table:table-cell ns41:value-type="float" table:style-name="ce61" office:value="10993" office:value-type="float">
            <text:p>1099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7" table:style-name="TL HRowHeader" table:number-columns-spanned="1" office:value-type="string">
            <text:p>Renswoude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Renswoude</text:p>
          </table:table-cell>
          <table:table-cell table:style-name="TL HRowHeader"/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84" table:style-name="TL Data" table:number-columns-repeated="2" office:value-type="float">
            <text:p>28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Buurschap</text:p>
          </table:table-cell>
          <table:table-cell ns41:value-type="string" table:style-name="TL HRowHeader" office:value-type="string">
            <text:p>Emmikhuizen</text:p>
          </table:table-cell>
          <table:table-cell table:style-name="TL HRowHeader"/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e Groep</text:p>
          </table:table-cell>
          <table:table-cell table:style-name="TL HRowHeader"/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oorder Kwartier</text:p>
          </table:table-cell>
          <table:table-cell table:style-name="TL HRowHeader"/>
          <table:table-cell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84" table:style-name="TL Data" table:number-columns-repeated="2" office:value-type="float">
            <text:p>28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TL HRowHeader" table:number-columns-spanned="1" office:value-type="string">
            <text:p>Rhen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Jongenskost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Meisjeskost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Protestantsch Bestedelingen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2"/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2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Stad</text:p>
          </table:table-cell>
          <table:table-cell ns41:value-type="string" table:style-name="TL HRowHeader" office:value-type="string">
            <text:p>Rhenen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Woonwagen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De Grebbe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Remmerden</text:p>
          </table:table-cell>
          <table:table-cell table:style-name="TL HRowHeader"/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Achterberg</text:p>
          </table:table-cell>
          <table:table-cell table:style-name="TL HRowHeader"/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Elst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 table:number-columns-repeated="2"/>
          <table:table-cell ns41:value-type="float" office:value="4" table:style-name="TL Data" table:number-columns-repeated="4" office:value-type="float">
            <text:p>4</text:p>
          </table:table-cell>
          <table:table-cell table:style-name="TL Data" table:number-columns-repeated="2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office:value="26" table:style-name="TL Data" table:number-columns-repeated="2" office:value-type="float">
            <text:p>26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22" office:value-type="float">
            <text:p>1722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1530" office:value-type="float">
            <text:p>15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84" office:value-type="float">
            <text:p>2584</text:p>
          </table:table-cell>
          <table:table-cell ns41:value-type="float" table:style-name="TL Data" office:value="2364" office:value-type="float">
            <text:p>236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677" office:value-type="float">
            <text:p>2677</text:p>
          </table:table-cell>
          <table:table-cell ns41:value-type="float" table:style-name="TL Data" office:value="2441" office:value-type="float">
            <text:p>244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84" office:value-type="float">
            <text:p>2584</text:p>
          </table:table-cell>
          <table:table-cell ns41:value-type="float" table:style-name="TL Data" office:value="2364" office:value-type="float">
            <text:p>236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679" office:value-type="float">
            <text:p>2679</text:p>
          </table:table-cell>
          <table:table-cell ns41:value-type="float" table:style-name="TL Data" office:value="2441" office:value-type="float">
            <text:p>244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table-cell ns41:value-type="string" table:number-rows-spanned="6" table:style-name="TL HRowHeader" table:number-columns-spanned="1" office:value-type="string">
            <text:p>Rijsenburg</text:p>
          </table:table-cell>
          <table:table-cell ns41:value-type="string" table:style-name="TL HRowHeader" office:value-type="string">
            <text:p>Kom</text:p>
          </table:table-cell>
          <table:table-cell table:style-name="TL HRowHeader" table:number-columns-repeated="3"/>
          <table:table-cell ns41:value-type="string" table:style-name="TL HRowHeader" office:value-type="string">
            <text:p>R.C. Kloostergesti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ce54" office:value="1166" office:value-type="float">
            <text:p>1166</text:p>
          </table:table-cell>
          <table:table-cell ns41:value-type="float" table:style-name="ce61" office:value="10613" office:value-type="float">
            <text:p>106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1166" office:value-type="float">
            <text:p>1166</text:p>
          </table:table-cell>
          <table:table-cell ns41:value-type="float" table:style-name="ce61" office:value="10613" office:value-type="float">
            <text:p>106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1166" office:value-type="float">
            <text:p>1166</text:p>
          </table:table-cell>
          <table:table-cell ns41:value-type="float" table:style-name="ce61" office:value="10613" office:value-type="float">
            <text:p>106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1166" office:value-type="float">
            <text:p>1166</text:p>
          </table:table-cell>
          <table:table-cell ns41:value-type="float" table:style-name="ce61" office:value="10613" office:value-type="float">
            <text:p>106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1166" office:value-type="float">
            <text:p>1166</text:p>
          </table:table-cell>
          <table:table-cell ns41:value-type="float" table:style-name="ce61" office:value="10613" office:value-type="float">
            <text:p>106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54" office:value="1166" office:value-type="float">
            <text:p>1166</text:p>
          </table:table-cell>
          <table:table-cell ns41:value-type="float" table:style-name="ce61" office:value="10613" office:value-type="float">
            <text:p>106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TL HRowHeader" table:number-columns-spanned="1" office:value-type="string">
            <text:p>Ruwiel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Ter Aa</text:p>
          </table:table-cell>
          <table:table-cell table:style-name="TL HRowHeader"/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table:style-name="TL HRowHeader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Portengesche brug</text:p>
          </table:table-cell>
          <table:table-cell table:style-name="TL HRowHeader"/>
          <table:table-cell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2"/>
          <table:table-cell ns41:value-type="string" table:style-name="TL HRowHeader" office:value-type="string">
            <text:p>Noord-Einde van Portengen</text:p>
          </table:table-cell>
          <table:table-cell table:style-name="TL HRowHeader"/>
          <table:table-cell/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Zuid-Einde van Portengen</text:p>
          </table:table-cell>
          <table:table-cell table:style-name="TL HRowHeader"/>
          <table:table-cell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Kortrijk</text:p>
          </table:table-cell>
          <table:table-cell table:style-name="TL HRowHeader"/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Oud-Aa</text:p>
          </table:table-cell>
          <table:table-cell table:style-name="TL HRowHeader"/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reukelwaard</text:p>
          </table:table-cell>
          <table:table-cell table:style-name="TL HRowHeader"/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54" office:value-type="float">
            <text:p>54</text:p>
          </table:table-cell>
          <table:table-cell table:style-name="TL Data" table:number-columns-repeated="4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TL HRowHeader" table:number-columns-spanned="1" office:value-type="string">
            <text:p>Schalkwijk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Gesticht van R. C. Zust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Nedereind</text:p>
          </table:table-cell>
          <table:table-cell table:style-name="TL HRowHeader"/>
          <table:table-cell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Rietveld</text:p>
          </table:table-cell>
          <table:table-cell table:style-name="TL HRowHeader"/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8" office:value-type="float">
            <text:p>38</text:p>
          </table:table-cell>
          <table:table-cell table:style-name="TL Data" table:number-columns-repeated="4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3" office:value-type="float">
            <text:p>7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4">
          <table:table-cell ns41:value-type="string" table:number-rows-spanned="4" table:style-name="TL HRowHeader" table:number-columns-spanned="1" office:value-type="string">
            <text:p><text:span text:style-name="T1">Snelrewaard</text:span><text:span text:style-name="T2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De Waard</text:p>
          </table:table-cell>
          <table:table-cell table:style-name="TL HRowHeader"/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41" office:value-type="float">
            <text:p>341</text:p>
          </table:table-cell>
          <table:table-cell ns41:value-type="float" table:style-name="ce61" office:value="10802" office:value-type="float">
            <text:p>108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 Lange Linschoten Zuidz.</text:p>
          </table:table-cell>
          <table:table-cell table:style-name="TL HRowHeader"/>
          <table:table-cell/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2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41" office:value-type="float">
            <text:p>341</text:p>
          </table:table-cell>
          <table:table-cell ns41:value-type="float" table:style-name="ce61" office:value="10802" office:value-type="float">
            <text:p>108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 Lange Linschoten Noordz.</text:p>
          </table:table-cell>
          <table:table-cell table:style-name="TL HRowHeader"/>
          <table:table-cell/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2"/>
          <table:table-cell ns41:value-type="float" table:style-name="ce54" office:value="341" office:value-type="float">
            <text:p>341</text:p>
          </table:table-cell>
          <table:table-cell ns41:value-type="float" table:style-name="ce61" office:value="10802" office:value-type="float">
            <text:p>108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ce54" office:value="341" office:value-type="float">
            <text:p>341</text:p>
          </table:table-cell>
          <table:table-cell ns41:value-type="float" table:style-name="ce61" office:value="10802" office:value-type="float">
            <text:p>108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TL HRowHeader" table:number-columns-spanned="1" office:value-type="string">
            <text:p><text:span text:style-name="T1">Soest</text:span><text:span text:style-name="T2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Soestdijk c.a.</text:p>
          </table:table-cell>
          <table:table-cell ns41:value-type="string" table:style-name="TL HRowHeader" office:value-type="string">
            <text:p>St. Jozef-gesti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3"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pen</text:p>
          </table:table-cell>
          <table:table-cell ns41:value-type="string" table:style-name="TL HRowHeader" office:value-type="string">
            <text:p>De Bunt, Birk, c.a.</text:p>
          </table:table-cell>
          <table:table-cell table:style-name="TL HRowHeader"/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5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ns41:value-type="string" table:style-name="TL HRowHeader" office:value-type="string">
            <text:p>Buurtschappen</text:p>
          </table:table-cell>
          <table:table-cell ns41:value-type="string" table:style-name="TL HRowHeader" office:value-type="string">
            <text:p>Achter den Eng, 't Hart, 't Veen, Hees, c.a</text:p>
          </table:table-cell>
          <table:table-cell table:style-name="TL HRowHeader"/>
          <table:table-cell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Soesterberg</text:p>
          </table:table-cell>
          <table:table-cell table:style-name="TL HRowHeader"/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3"/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1816" office:value-type="float">
            <text:p>181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3"/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1816" office:value-type="float">
            <text:p>181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1871" office:value-type="float">
            <text:p>187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table-cell ns41:value-type="string" table:number-rows-spanned="6" table:style-name="TL HRowHeader" table:number-columns-spanned="1" office:value-type="string">
            <text:p><text:span text:style-name="T1">Stoutenburg</text:span><text:span text:style-name="T2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Stoutenburg</text:p>
          </table:table-cell>
          <table:table-cell table:style-name="TL HRowHeader"/>
          <table:table-cell/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43" office:value-type="float">
            <text:p>343</text:p>
          </table:table-cell>
          <table:table-cell ns41:value-type="float" table:style-name="ce61" office:value="10438" office:value-type="float">
            <text:p>1043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enoorden den Hessenweg</text:p>
          </table:table-cell>
          <table:table-cell table:style-name="TL HRowHeader"/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43" office:value-type="float">
            <text:p>343</text:p>
          </table:table-cell>
          <table:table-cell ns41:value-type="float" table:style-name="ce61" office:value="10438" office:value-type="float">
            <text:p>1043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ezuiden den Hessenweg</text:p>
          </table:table-cell>
          <table:table-cell table:style-name="TL HRowHeader"/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43" office:value-type="float">
            <text:p>343</text:p>
          </table:table-cell>
          <table:table-cell ns41:value-type="float" table:style-name="ce61" office:value="10438" office:value-type="float">
            <text:p>1043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43" office:value-type="float">
            <text:p>343</text:p>
          </table:table-cell>
          <table:table-cell ns41:value-type="float" table:style-name="ce61" office:value="10438" office:value-type="float">
            <text:p>1043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54" office:value="343" office:value-type="float">
            <text:p>343</text:p>
          </table:table-cell>
          <table:table-cell ns41:value-type="float" table:style-name="ce61" office:value="10438" office:value-type="float">
            <text:p>1043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43" office:value-type="float">
            <text:p>343</text:p>
          </table:table-cell>
          <table:table-cell ns41:value-type="float" table:style-name="ce61" office:value="10438" office:value-type="float">
            <text:p>1043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4">
          <table:table-cell ns41:value-type="string" table:number-rows-spanned="3" table:style-name="TL HRowHeader" table:number-columns-spanned="1" office:value-type="string">
            <text:p>Tienhoven</text:p>
          </table:table-cell>
          <table:table-cell ns41:value-type="string" table:style-name="TL HRowHeader" office:value-type="string">
            <text:p>Kom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54" office:value="1202" office:value-type="float">
            <text:p>1202</text:p>
          </table:table-cell>
          <table:table-cell ns41:value-type="float" table:style-name="ce61" office:value="10035" office:value-type="float">
            <text:p>1003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1202" office:value-type="float">
            <text:p>1202</text:p>
          </table:table-cell>
          <table:table-cell ns41:value-type="float" table:style-name="ce61" office:value="10035" office:value-type="float">
            <text:p>1003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54" office:value="1202" office:value-type="float">
            <text:p>1202</text:p>
          </table:table-cell>
          <table:table-cell ns41:value-type="float" table:style-name="ce61" office:value="10035" office:value-type="float">
            <text:p>1003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6">
          <table:table-cell ns41:value-type="string" table:number-rows-spanned="4" table:style-name="TL HRowHeader" table:number-columns-spanned="1" office:value-type="string">
            <text:p><text:span text:style-name="T1">Tull en 't Waal</text:span><text:span text:style-name="T2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t Waal</text:p>
          </table:table-cell>
          <table:table-cell table:style-name="TL HRowHeader"/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205" office:value-type="float">
            <text:p>1205</text:p>
          </table:table-cell>
          <table:table-cell ns41:value-type="float" table:style-name="ce61" office:value="11022" office:value-type="float">
            <text:p>1102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Honswijk</text:p>
          </table:table-cell>
          <table:table-cell table:style-name="TL HRowHeader"/>
          <table:table-cell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34" table:style-name="TL Data" table:number-columns-repeated="2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205" office:value-type="float">
            <text:p>1205</text:p>
          </table:table-cell>
          <table:table-cell ns41:value-type="float" table:style-name="ce61" office:value="11022" office:value-type="float">
            <text:p>1102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Honswijk</text:p>
          </table:table-cell>
          <table:table-cell table:style-name="TL HRowHeader"/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office:value="95" table:style-name="TL Data" table:number-columns-repeated="2" office:value-type="float">
            <text:p>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205" office:value-type="float">
            <text:p>1205</text:p>
          </table:table-cell>
          <table:table-cell ns41:value-type="float" table:style-name="ce61" office:value="11022" office:value-type="float">
            <text:p>1102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1205" office:value-type="float">
            <text:p>1205</text:p>
          </table:table-cell>
          <table:table-cell ns41:value-type="float" table:style-name="ce61" office:value="11022" office:value-type="float">
            <text:p>1102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table-cell ns41:value-type="string" table:number-rows-spanned="78" table:style-name="TL HRowHeader" table:number-columns-spanned="1" office:value-type="string">
            <text:p>Utrecht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Garnizoensbakkerij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Fundatie Renswou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Ambachtskinder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ranzinnigengesti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.R.C. Bestedelingen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Centraal Israëlietische Wees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Passanten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Gesticht v/d Broeders van S Johannes de Deo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Jongenskostschool (Jansen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Jongenskostschool (Baudet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107" office:value-type="float">
            <text:p>2107</text:p>
          </table:table-cell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219" office:value-type="float">
            <text:p>2219</text:p>
          </table:table-cell>
          <table:table-cell ns41:value-type="float" table:style-name="TL Data" office:value="2828" office:value-type="float">
            <text:p>2828</text:p>
          </table:table-cell>
          <table:table-cell ns41:value-type="float" office:value="82" table:style-name="TL Data" table:number-columns-repeated="2" office:value-type="float">
            <text:p>82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Jongenskostschool (Taminuau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Andreas-Gast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Gereformeerd Burger-Wees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Diaconessen-Inrichtin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inderhuis der Diaconessen-Inrichtin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Diaconessen-Inrichting "Bethanie"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Bartholomaië-Gast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uis van Bewarin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2660" office:value-type="float">
            <text:p>2660</text:p>
          </table:table-cell>
          <table:table-cell ns41:value-type="float" table:style-name="TL Data" office:value="2925" office:value-type="float">
            <text:p>292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759" office:value-type="float">
            <text:p>2759</text:p>
          </table:table-cell>
          <table:table-cell ns41:value-type="float" table:style-name="TL Data" office:value="2974" office:value-type="float">
            <text:p>297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ns41:value-type="string" table:style-name="TL HRowHeader" office:value-type="string">
            <text:p>Diaconie Oudemannen- en vrouwen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49" table:style-name="TL Data" table:number-columns-repeated="2" office:value-type="float">
            <text:p>49</text:p>
          </table:table-cell>
          <table:table-cell table:style-name="TL Data" table:number-columns-repeated="2"/>
          <table:table-cell ns41:value-type="float" office:value="49" table:style-name="TL Data" table:number-columns-repeated="2" office:value-type="float">
            <text:p>49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410" office:value-type="float">
            <text:p>3410</text:p>
          </table:table-cell>
          <table:table-cell ns41:value-type="float" table:style-name="TL Data" office:value="3708" office:value-type="float">
            <text:p>370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524" office:value-type="float">
            <text:p>3524</text:p>
          </table:table-cell>
          <table:table-cell ns41:value-type="float" table:style-name="TL Data" office:value="3767" office:value-type="float">
            <text:p>376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ns41:value-type="string" table:style-name="TL HRowHeader" office:value-type="string">
            <text:p>O.R.C. Wees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1563" office:value-type="float">
            <text:p>156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ns41:value-type="string" table:style-name="TL HRowHeader" office:value-type="string">
            <text:p>Groot Rijks-Hospitaa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azerne Hospitalsolda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Dominicanerkloost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3"/>
          <table:table-cell ns41:value-type="float" table:style-name="TL Data" office:value="1258" office:value-type="float">
            <text:p>1258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516" office:value-type="float">
            <text:p>15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 table:number-columns-repeated="2"/>
          <table:table-cell ns41:value-type="string" table:style-name="TL HRowHeader" office:value-type="string">
            <text:p>Luthersch Wees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R.C. Gregorius- Onderwijsgest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table:style-name="TL Data" table:number-columns-repeated="3"/>
          <table:table-cell ns41:value-type="float" table:style-name="TL Data" office:value="46" office:value-type="float">
            <text:p>46</text:p>
          </table:table-cell>
          <table:table-cell table:style-name="TL Data" table:number-columns-repeated="3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 table:number-columns-repeated="2"/>
          <table:table-cell ns41:value-type="string" table:style-name="TL HRowHeader" office:value-type="string">
            <text:p>Jongenskostschool (v. Zwicht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 table:number-columns-repeated="2"/>
          <table:table-cell ns41:value-type="string" table:style-name="TL HRowHeader" office:value-type="string">
            <text:p>Gasthuis voor Ooglij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Celluaire Gevangen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Meisjeskostschool (Pannevis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Ned. Herv. Diaconie- Wees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931" office:value-type="float">
            <text:p>1931</text:p>
          </table:table-cell>
          <table:table-cell ns41:value-type="float" table:style-name="TL Data" office:value="2420" office:value-type="float">
            <text:p>242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Abstede</text:p>
          </table:table-cell>
          <table:table-cell ns41:value-type="string" table:style-name="TL HRowHeader" office:value-type="string">
            <text:p>Gesticht voor R.C Weezen en Oude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inderzieken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6" table:style-name="TL Data" table:number-columns-repeated="3" office:value-type="float">
            <text:p>6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Rijks Veeartsenij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Fort "de Biltstraat"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table:style-name="TL HRowHeader"/>
          <table:table-cell ns41:value-type="string" table:style-name="TL HRowHeader" office:value-type="string">
            <text:p>Doorgangs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3969" office:value-type="float">
            <text:p>396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8771" office:value-type="float">
            <text:p>8771</text:p>
          </table:table-cell>
          <table:table-cell ns41:value-type="float" table:style-name="TL Data" office:value="10315" office:value-type="float">
            <text:p>1031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9061" office:value-type="float">
            <text:p>9061</text:p>
          </table:table-cell>
          <table:table-cell ns41:value-type="float" table:style-name="TL Data" office:value="10629" office:value-type="float">
            <text:p>10629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Woonwagen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K</text:p>
          </table:table-cell>
          <table:table-cell table:style-name="TL HRowHeader" table:number-columns-repeated="2"/>
          <table:table-cell ns41:value-type="string" table:style-name="TL HRowHeader" office:value-type="string">
            <text:p>Tolsteeg</text:p>
          </table:table-cell>
          <table:table-cell/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3"/>
          <table:table-cell ns41:value-type="float" table:style-name="TL Data" office:value="1938" office:value-type="float">
            <text:p>1938</text:p>
          </table:table-cell>
          <table:table-cell ns41:value-type="float" table:style-name="TL Data" office:value="2078" office:value-type="float">
            <text:p>207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991" office:value-type="float">
            <text:p>1991</text:p>
          </table:table-cell>
          <table:table-cell ns41:value-type="float" table:style-name="TL Data" office:value="2124" office:value-type="float">
            <text:p>212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L</text:p>
          </table:table-cell>
          <table:table-cell table:style-name="TL HRowHeader"/>
          <table:table-cell ns41:value-type="string" table:style-name="TL HRowHeader" office:value-type="string">
            <text:p>Catharijne</text:p>
          </table:table-cell>
          <table:table-cell ns41:value-type="string" table:style-name="TL HRowHeader" office:value-type="string">
            <text:p>Kazerne 1e Reg. Veld-Artilleri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3" office:value-type="float">
            <text:p>273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azerne 1e Reg. Vesting-Artilleri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table:style-name="ce54"/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azerne Genietroep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Bureau der Geni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azerne 5e Reg. Infanteri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Rijks Militair Gebouw (Croesselaan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tedelijke Zieken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38" table:style-name="TL Data" table:number-columns-repeated="2" office:value-type="float">
            <text:p>38</text:p>
          </table:table-cell>
          <table:table-cell table:style-name="TL Data" table:number-columns-repeated="2"/>
          <table:table-cell ns41:value-type="float" office:value="38" table:style-name="TL Data" table:number-columns-repeated="2" office:value-type="float">
            <text:p>3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1882" office:value-type="float">
            <text:p>188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5051" office:value-type="float">
            <text:p>5051</text:p>
          </table:table-cell>
          <table:table-cell ns41:value-type="float" table:style-name="TL Data" office:value="5497" office:value-type="float">
            <text:p>549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219" office:value-type="float">
            <text:p>5219</text:p>
          </table:table-cell>
          <table:table-cell ns41:value-type="float" table:style-name="TL Data" office:value="5635" office:value-type="float">
            <text:p>563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5">
          <table:covered-table-cell table:style-name="ce8"/>
          <table:table-cell table:style-name="TL HRowHeader"/>
          <table:table-cell ns41:value-type="string" table:style-name="TL HRowHeader" office:value-type="string">
            <text:p>M</text:p>
          </table:table-cell>
          <table:table-cell table:style-name="TL HRowHeader"/>
          <table:table-cell ns41:value-type="string" table:style-name="TL HRowHeader" office:value-type="string">
            <text:p>Lauwerecht</text:p>
          </table:table-cell>
          <table:table-cell ns41:value-type="string" table:style-name="TL HRowHeader" office:value-type="string">
            <text:p>R.C, Onderwijsinrichting van de Orde der Augustijn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2164" office:value-type="float">
            <text:p>2164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3"/>
          <table:table-cell ns41:value-type="float" table:style-name="TL Data" office:value="5301" office:value-type="float">
            <text:p>5301</text:p>
          </table:table-cell>
          <table:table-cell ns41:value-type="float" table:style-name="TL Data" office:value="5653" office:value-type="float">
            <text:p>565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438" office:value-type="float">
            <text:p>5438</text:p>
          </table:table-cell>
          <table:table-cell ns41:value-type="float" table:style-name="TL Data" office:value="5730" office:value-type="float">
            <text:p>573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0" office:value-type="float">
            <text:p>120</text:p>
          </table:table-cell>
          <table:table-cell table:style-name="TL Data" table:number-columns-repeated="6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Abstede</text:p>
          </table:table-cell>
          <table:table-cell ns41:value-type="string" table:style-name="TL HRowHeader" office:value-type="string">
            <text:p>Fort "Vossegat"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K</text:p>
          </table:table-cell>
          <table:table-cell table:style-name="TL HRowHeader"/>
          <table:table-cell ns41:value-type="string" table:style-name="TL HRowHeader" office:value-type="string">
            <text:p>Tolsteeg</text:p>
          </table:table-cell>
          <table:table-cell ns41:value-type="string" table:style-name="TL HRowHeader" office:value-type="string">
            <text:p>Fort "Lunet III"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table:style-name="TL HRowHeader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35" office:value-type="float">
            <text:p>3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L</text:p>
          </table:table-cell>
          <table:table-cell table:style-name="TL HRowHeader" table:number-columns-repeated="2"/>
          <table:table-cell ns41:value-type="string" table:style-name="TL HRowHeader" office:value-type="string">
            <text:p>Catharijne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table:style-name="TL HRowHeader"/>
          <table:table-cell table:style-name="TL HRowHeader" table:number-columns-repeated="2"/>
          <table:table-cell ns41:value-type="string" table:style-name="TL HRowHeader" office:value-type="string">
            <text:p>Woonwagen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M</text:p>
          </table:table-cell>
          <table:table-cell table:style-name="TL HRowHeader" table:number-columns-repeated="2"/>
          <table:table-cell ns41:value-type="string" table:style-name="TL HRowHeader" office:value-type="string">
            <text:p>Lauwerecht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4606" office:value-type="float">
            <text:p>14606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7466" office:value-type="float">
            <text:p>37466</text:p>
          </table:table-cell>
          <table:table-cell ns41:value-type="float" table:style-name="TL Data" office:value="42423" office:value-type="float">
            <text:p>42423</text:p>
          </table:table-cell>
          <table:table-cell ns41:value-type="float" table:style-name="TL Data" office:value="1938" office:value-type="float">
            <text:p>1938</text:p>
          </table:table-cell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39404" office:value-type="float">
            <text:p>39404</text:p>
          </table:table-cell>
          <table:table-cell ns41:value-type="float" table:style-name="TL Data" office:value="43555" office:value-type="float">
            <text:p>43555</text:p>
          </table:table-cell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4868" office:value-type="float">
            <text:p>14868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8134" office:value-type="float">
            <text:p>38134</text:p>
          </table:table-cell>
          <table:table-cell ns41:value-type="float" table:style-name="TL Data" office:value="43082" office:value-type="float">
            <text:p>43082</text:p>
          </table:table-cell>
          <table:table-cell ns41:value-type="float" table:style-name="TL Data" office:value="1951" office:value-type="float">
            <text:p>1951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40085" office:value-type="float">
            <text:p>40085</text:p>
          </table:table-cell>
          <table:table-cell ns41:value-type="float" table:style-name="TL Data" office:value="44223" office:value-type="float">
            <text:p>44223</text:p>
          </table:table-cell>
          <table:table-cell ns41:value-type="float" table:style-name="TL Data" office:value="2237" office:value-type="float">
            <text:p>2237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4868" office:value-type="float">
            <text:p>14868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8134" office:value-type="float">
            <text:p>38134</text:p>
          </table:table-cell>
          <table:table-cell ns41:value-type="float" table:style-name="TL Data" office:value="43082" office:value-type="float">
            <text:p>43082</text:p>
          </table:table-cell>
          <table:table-cell ns41:value-type="float" table:style-name="TL Data" office:value="1979" office:value-type="float">
            <text:p>1979</text:p>
          </table:table-cell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40113" office:value-type="float">
            <text:p>40113</text:p>
          </table:table-cell>
          <table:table-cell ns41:value-type="float" table:style-name="TL Data" office:value="44233" office:value-type="float">
            <text:p>44233</text:p>
          </table:table-cell>
          <table:table-cell ns41:value-type="float" table:style-name="TL Data" office:value="2237" office:value-type="float">
            <text:p>2237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TL HRowHeader" table:number-columns-spanned="1" office:value-type="string">
            <text:p>Veenendaal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Diaconie Oudemannen- en Vrouwen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73" office:value-type="float">
            <text:p>2273</text:p>
          </table:table-cell>
          <table:table-cell ns41:value-type="float" table:style-name="TL Data" office:value="2309" office:value-type="float">
            <text:p>230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17" office:value-type="float">
            <text:p>2317</text:p>
          </table:table-cell>
          <table:table-cell ns41:value-type="float" table:style-name="TL Data" office:value="2333" office:value-type="float">
            <text:p>233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73" office:value-type="float">
            <text:p>2273</text:p>
          </table:table-cell>
          <table:table-cell ns41:value-type="float" table:style-name="TL Data" office:value="2309" office:value-type="float">
            <text:p>230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18" office:value-type="float">
            <text:p>2318</text:p>
          </table:table-cell>
          <table:table-cell ns41:value-type="float" table:style-name="TL Data" office:value="2333" office:value-type="float">
            <text:p>233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8">
          <table:table-cell ns41:value-type="string" table:number-rows-spanned="3" table:style-name="TL HRowHeader" table:number-columns-spanned="1" office:value-type="string">
            <text:p><text:span text:style-name="T1">Veldhuizen</text:span><text:span text:style-name="T2"> (Geene kom)</text:span></text:p>
          </table:table-cell>
          <table:table-cell table:style-name="TL HRowHeader" table:number-columns-repeated="2"/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TL HRowHeader"/>
          <table:table-cell/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4" office:value-type="float">
            <text:p>7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1207" office:value-type="float">
            <text:p>1207</text:p>
          </table:table-cell>
          <table:table-cell ns41:value-type="float" table:style-name="ce61" office:value="10713" office:value-type="float">
            <text:p>107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Rijerscop en Merndijk</text:p>
          </table:table-cell>
          <table:table-cell table:style-name="TL HRowHeader"/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9" office:value-type="float">
            <text:p>9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ns41:value-type="float" table:style-name="ce54" office:value="1207" office:value-type="float">
            <text:p>1207</text:p>
          </table:table-cell>
          <table:table-cell ns41:value-type="float" table:style-name="ce61" office:value="10713" office:value-type="float">
            <text:p>107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1207" office:value-type="float">
            <text:p>1207</text:p>
          </table:table-cell>
          <table:table-cell ns41:value-type="float" table:style-name="ce61" office:value="10713" office:value-type="float">
            <text:p>107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TL HRowHeader" table:number-columns-spanned="1" office:value-type="string">
            <text:p>Vinkeveen en Waverve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De Heul</text:p>
          </table:table-cell>
          <table:table-cell table:style-name="TL HRowHeader"/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Vinkeveen</text:p>
          </table:table-cell>
          <table:table-cell ns41:value-type="string" table:style-name="TL HRowHeader" office:value-type="string">
            <text:p>R. C. Kloostergesti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Veenkade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Demmerik</text:p>
          </table:table-cell>
          <table:table-cell table:style-name="TL HRowHeader"/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Proostdij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1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Waverveen met de buurtschappen Bolsthof, De Waver, c.a.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82" office:value-type="float">
            <text:p>1782</text:p>
          </table:table-cell>
          <table:table-cell ns41:value-type="float" table:style-name="TL Data" office:value="1731" office:value-type="float">
            <text:p>173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904" office:value-type="float">
            <text:p>1904</text:p>
          </table:table-cell>
          <table:table-cell ns41:value-type="float" table:style-name="TL Data" office:value="1804" office:value-type="float">
            <text:p>180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62" office:value-type="float">
            <text:p>1862</text:p>
          </table:table-cell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985" office:value-type="float">
            <text:p>1985</text:p>
          </table:table-cell>
          <table:table-cell ns41:value-type="float" table:style-name="TL Data" office:value="1878" office:value-type="float">
            <text:p>187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62" office:value-type="float">
            <text:p>1862</text:p>
          </table:table-cell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986" office:value-type="float">
            <text:p>1986</text:p>
          </table:table-cell>
          <table:table-cell ns41:value-type="float" table:style-name="TL Data" office:value="1878" office:value-type="float">
            <text:p>187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1:value-type="string" table:number-rows-spanned="7" table:style-name="TL HRowHeader" table:number-columns-spanned="1" office:value-type="string">
            <text:p>Vleut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Vleuten</text:p>
          </table:table-cell>
          <table:table-cell table:style-name="TL HRowHeader"/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office:value="206" table:style-name="TL Data" table:number-columns-repeated="2" office:value-type="float">
            <text:p>20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De Meern</text:p>
          </table:table-cell>
          <table:table-cell table:style-name="TL HRowHeader"/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Vleuten</text:p>
          </table:table-cell>
          <table:table-cell table:style-name="TL HRowHeader"/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De Meern</text:p>
          </table:table-cell>
          <table:table-cell table:style-name="TL HRowHeader"/>
          <table:table-cell/>
          <table:table-cell ns41:value-type="float" table:style-name="TL Data" office:value="51" office:value-type="float">
            <text:p>51</text:p>
          </table:table-cell>
          <table:table-cell table:style-name="TL Data" table:number-columns-repeated="4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TL HRowHeader" table:number-columns-spanned="1" office:value-type="string">
            <text:p>Vreeland</text:p>
          </table:table-cell>
          <table:table-cell ns41:value-type="string" table:style-name="TL HRowHeader" office:value-type="string">
            <text:p>Kom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1213" office:value-type="float">
            <text:p>1213</text:p>
          </table:table-cell>
          <table:table-cell ns41:value-type="float" table:style-name="ce61" office:value="10898" office:value-type="float">
            <text:p>108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3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1213" office:value-type="float">
            <text:p>1213</text:p>
          </table:table-cell>
          <table:table-cell ns41:value-type="float" table:style-name="ce61" office:value="10898" office:value-type="float">
            <text:p>108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1213" office:value-type="float">
            <text:p>1213</text:p>
          </table:table-cell>
          <table:table-cell ns41:value-type="float" table:style-name="ce61" office:value="10898" office:value-type="float">
            <text:p>108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1213" office:value-type="float">
            <text:p>1213</text:p>
          </table:table-cell>
          <table:table-cell ns41:value-type="float" table:style-name="ce61" office:value="10898" office:value-type="float">
            <text:p>108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54" office:value="1213" office:value-type="float">
            <text:p>1213</text:p>
          </table:table-cell>
          <table:table-cell ns41:value-type="float" table:style-name="ce61" office:value="10898" office:value-type="float">
            <text:p>108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54" office:value="1213" office:value-type="float">
            <text:p>1213</text:p>
          </table:table-cell>
          <table:table-cell ns41:value-type="float" table:style-name="ce61" office:value="10898" office:value-type="float">
            <text:p>108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TL HRowHeader" table:number-columns-spanned="1" office:value-type="string">
            <text:p>Vreeswijk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1:value-type="string" table:number-rows-spanned="3" table:style-name="TL HRowHeader" table:number-columns-spanned="1" office:value-type="string">
            <text:p>Werkhov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1223" office:value-type="float">
            <text:p>1223</text:p>
          </table:table-cell>
          <table:table-cell ns41:value-type="float" table:style-name="ce61" office:value="11299" office:value-type="float">
            <text:p>1129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1223" office:value-type="float">
            <text:p>1223</text:p>
          </table:table-cell>
          <table:table-cell ns41:value-type="float" table:style-name="ce61" office:value="11299" office:value-type="float">
            <text:p>1129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ce54" office:value="1223" office:value-type="float">
            <text:p>1223</text:p>
          </table:table-cell>
          <table:table-cell ns41:value-type="float" table:style-name="ce61" office:value="11299" office:value-type="float">
            <text:p>1129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6">
          <table:table-cell ns41:value-type="string" table:number-rows-spanned="2" table:style-name="TL HRowHeader" table:number-columns-spanned="1" office:value-type="string">
            <text:p><text:span text:style-name="T1">Westbroek</text:span><text:span text:style-name="T2"> (Geene kom)</text:span></text:p>
          </table:table-cell>
          <table:table-cell ns41:value-type="string" table:style-name="TL HRowHeader" office:value-type="string">
            <text:p>B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54" office:value="1224" office:value-type="float">
            <text:p>1224</text:p>
          </table:table-cell>
          <table:table-cell ns41:value-type="float" table:style-name="ce61" office:value="10145" office:value-type="float">
            <text:p>101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54" office:value="1224" office:value-type="float">
            <text:p>1224</text:p>
          </table:table-cell>
          <table:table-cell ns41:value-type="float" table:style-name="ce61" office:value="10145" office:value-type="float">
            <text:p>101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8">
          <table:table-cell ns41:value-type="string" table:number-rows-spanned="14" table:style-name="TL HRowHeader" table:number-columns-spanned="1" office:value-type="string">
            <text:p>Wijk bij Duurstede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R.C. Klooster- en Verplegingsgesti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Ewouds- en Elisabethsgast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Meisjeskost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Jongenskostscho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Woonwa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1584" office:value-type="float">
            <text:p>158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2"/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9">
          <table:table-cell ns41:value-type="string" table:number-rows-spanned="3" table:style-name="TL HRowHeader" table:number-columns-spanned="1" office:value-type="string">
            <text:p><text:span text:style-name="T1">Willeskop</text:span><text:span text:style-name="T2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49" office:value-type="float">
            <text:p>349</text:p>
          </table:table-cell>
          <table:table-cell ns41:value-type="float" table:style-name="ce61" office:value="10758" office:value-type="float">
            <text:p>107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Blokland</text:p>
          </table:table-cell>
          <table:table-cell table:style-name="TL HRowHeader"/>
          <table:table-cell/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9" office:value-type="float">
            <text:p>7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49" office:value-type="float">
            <text:p>349</text:p>
          </table:table-cell>
          <table:table-cell ns41:value-type="float" table:style-name="ce61" office:value="10758" office:value-type="float">
            <text:p>107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ce54" office:value="349" office:value-type="float">
            <text:p>349</text:p>
          </table:table-cell>
          <table:table-cell ns41:value-type="float" table:style-name="ce61" office:value="10758" office:value-type="float">
            <text:p>107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9">
          <table:table-cell ns41:value-type="string" table:number-rows-spanned="4" table:style-name="TL HRowHeader" table:number-columns-spanned="1" office:value-type="string">
            <text:p><text:span text:style-name="T1">Willige-Langerak</text:span><text:span text:style-name="T2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Willige-Langerak</text:p>
          </table:table-cell>
          <table:table-cell table:style-name="TL HRowHeader"/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54" office:value="1226" office:value-type="float">
            <text:p>1226</text:p>
          </table:table-cell>
          <table:table-cell ns41:value-type="float" table:style-name="ce61" office:value="10368" office:value-type="float">
            <text:p>103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Cabaud</text:p>
          </table:table-cell>
          <table:table-cell table:style-name="TL HRowHeader"/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ce54" office:value="1226" office:value-type="float">
            <text:p>1226</text:p>
          </table:table-cell>
          <table:table-cell ns41:value-type="float" table:style-name="ce61" office:value="10368" office:value-type="float">
            <text:p>103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Zevender</text:p>
          </table:table-cell>
          <table:table-cell table:style-name="TL HRowHeader"/>
          <table:table-cell/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1226" office:value-type="float">
            <text:p>1226</text:p>
          </table:table-cell>
          <table:table-cell ns41:value-type="float" table:style-name="ce61" office:value="10368" office:value-type="float">
            <text:p>103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1226" office:value-type="float">
            <text:p>1226</text:p>
          </table:table-cell>
          <table:table-cell ns41:value-type="float" table:style-name="ce61" office:value="10368" office:value-type="float">
            <text:p>103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TL HRowHeader" table:number-columns-spanned="1" office:value-type="string">
            <text:p>Wilnis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Wilnis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/>
          <table:table-cell ns41:value-type="string" table:style-name="TL HRowHeader" office:value-type="string">
            <text:p>Oudhuizen</text:p>
          </table:table-cell>
          <table:table-cell table:style-name="TL HRowHeader"/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I </text:p>
          </table:table-cell>
          <table:table-cell table:style-name="TL HRowHeader"/>
          <table:table-cell ns41:value-type="string" table:style-name="TL HRowHeader" office:value-type="string">
            <text:p>Wilnis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43" table:style-name="TL Data" table:number-columns-repeated="2" office:value-type="float">
            <text:p>43</text:p>
          </table:table-cell>
          <table:table-cell ns41:value-type="float" office:value="45" table:style-name="TL Data" table:number-columns-repeated="2" office:value-type="float">
            <text:p>45</text:p>
          </table:table-cell>
          <table:table-cell table:style-name="TL Data" table:number-columns-repeated="2"/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Oudhuizen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I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De Geer</text:p>
          </table:table-cell>
          <table:table-cell table:style-name="TL HRowHeader"/>
          <table:table-cell/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V</text:p>
          </table:table-cell>
          <table:table-cell table:style-name="TL HRowHeader"/>
          <table:table-cell ns41:value-type="string" table:style-name="TL HRowHeader" office:value-type="string">
            <text:p>Westveen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V</text:p>
          </table:table-cell>
          <table:table-cell table:style-name="TL HRowHeader"/>
          <table:table-cell ns41:value-type="string" table:style-name="TL HRowHeader" office:value-type="string">
            <text:p>Droogmakerij</text:p>
          </table:table-cell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table:style-name="TL HRowHeader"/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table-cell ns41:value-type="string" table:number-rows-spanned="7" table:style-name="TL HRowHeader" table:number-columns-spanned="1" office:value-type="string">
            <text:p>Woudenberg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Woudenberg</text:p>
          </table:table-cell>
          <table:table-cell table:style-name="TL HRowHeader"/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2"/>
          <table:table-cell ns41:value-type="string" table:style-name="TL HRowHeader" office:value-type="string">
            <text:p>Woudenberg</text:p>
          </table:table-cell>
          <table:table-cell table:style-name="TL HRowHeader"/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Geerestein c.a</text:p>
          </table:table-cell>
          <table:table-cell table:style-name="TL HRowHeader"/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Holevoet c.a.</text:p>
          </table:table-cell>
          <table:table-cell table:style-name="TL HRowHeader"/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table-cell ns41:value-type="string" table:number-rows-spanned="8" table:style-name="TL HRowHeader" table:number-columns-spanned="1" office:value-type="string">
            <text:p>Zegveld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Zegveld</text:p>
          </table:table-cell>
          <table:table-cell table:style-name="TL HRowHeader"/>
          <table:table-cell/>
          <table:table-cell ns41:value-type="float" table:style-name="TL Data" office:value="75" office:value-type="float">
            <text:p>75</text:p>
          </table:table-cell>
          <table:table-cell table:style-name="TL Data" table:number-columns-repeated="4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2"/>
          <table:table-cell ns41:value-type="string" table:style-name="TL HRowHeader" office:value-type="string">
            <text:p>Zegveld</text:p>
          </table:table-cell>
          <table:table-cell table:style-name="TL HRowHeader"/>
          <table:table-cell/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Zegveldenbroek</text:p>
          </table:table-cell>
          <table:table-cell table:style-name="TL HRowHeader"/>
          <table:table-cell/>
          <table:table-cell ns41:value-type="float" table:style-name="TL Data" office:value="51" office:value-type="float">
            <text:p>51</text:p>
          </table:table-cell>
          <table:table-cell table:style-name="TL Data" table:number-columns-repeated="4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Meije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2"/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75" office:value-type="float">
            <text:p>75</text:p>
          </table:table-cell>
          <table:table-cell table:style-name="TL Data" table:number-columns-repeated="4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19" office:value-type="float">
            <text:p>119</text:p>
          </table:table-cell>
          <table:table-cell table:style-name="TL Data" table:number-columns-repeated="4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94" office:value-type="float">
            <text:p>19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table-cell ns41:value-type="string" table:number-rows-spanned="27" table:style-name="TL HRowHeader" table:number-columns-spanned="1" office:value-type="string">
            <text:p>Zeist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Zeist</text:p>
          </table:table-cell>
          <table:table-cell table:style-name="TL HRowHeader"/>
          <table:table-cell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Zusterhuis der Evang. Broedergemeent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Broederhuis der Evang. Broedergemeent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14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Instituut Westerwole der Evang. Broedergemeent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ns41:value-type="string" table:style-name="TL HRowHeader" office:value-type="string">
            <text:p>Protestantsch Weesh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AD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D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 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D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ns41:value-type="string" table:style-name="TL HRowHeader" office:value-type="string">
            <text:p>Bethanië (Inrichting voor verzwakte kinderen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Woonwa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Soesterberg</text:p>
          </table:table-cell>
          <table:table-cell table:style-name="TL HRowHeader"/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Austerlitz</text:p>
          </table:table-cell>
          <table:table-cell table:style-name="TL HRowHeader"/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872" office:value-type="float">
            <text:p>1872</text:p>
          </table:table-cell>
          <table:table-cell ns41:value-type="float" table:style-name="TL Data" office:value="2087" office:value-type="float">
            <text:p>208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2183" office:value-type="float">
            <text:p>218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0" office:value-type="float">
            <text:p>1300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72" office:value-type="float">
            <text:p>3172</text:p>
          </table:table-cell>
          <table:table-cell ns41:value-type="float" table:style-name="TL Data" office:value="3362" office:value-type="float">
            <text:p>336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300" office:value-type="float">
            <text:p>3300</text:p>
          </table:table-cell>
          <table:table-cell ns41:value-type="float" table:style-name="TL Data" office:value="3519" office:value-type="float">
            <text:p>351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72" office:value-type="float">
            <text:p>3172</text:p>
          </table:table-cell>
          <table:table-cell ns41:value-type="float" table:style-name="TL Data" office:value="3362" office:value-type="float">
            <text:p>336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303" office:value-type="float">
            <text:p>3303</text:p>
          </table:table-cell>
          <table:table-cell ns41:value-type="float" table:style-name="TL Data" office:value="3520" office:value-type="float">
            <text:p>352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TL HRowHeader" table:number-columns-spanned="1" office:value-type="string">
            <text:p>Zuilen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TL HRowHeader"/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table:style-name="TL HRowHeader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eet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Oostwaard</text:p>
          </table:table-cell>
          <table:table-cell table:style-name="TL HRowHeader"/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/>
          <table:table-cell table:style-name="TL HRowHeader"/>
          <table:table-cell table:style-name="TL HRowHeader"/>
          <table:table-cell table:style-name="TL HRowHeader"/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/>
          <table:table-cell table:style-name="TL HRowHeader"/>
          <table:table-cell table:style-name="TL HRowHeader"/>
          <table:table-cell table:style-name="TL HRowHeader"/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20">
          <table:covered-table-cell table:style-name="ce11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55" office:value="1242" office:value-type="float">
            <text:p>1242</text:p>
          </table:table-cell>
          <table:table-cell ns41:value-type="float" table:style-name="ce62" office:value="10059" office:value-type="float">
            <text:p>10059</text:p>
          </table:table-cell>
          <table:table-cell ns41:value-type="float" table:style-name="ce62" office:value="4" office:value-type="float">
            <text:p>4</text:p>
          </table:table-cell>
          <table:table-cell ns41:value-type="string" table:style-name="ce68" office:value-type="string">
            <text:p>UT</text:p>
          </table:table-cell>
          <table:table-cell ns41:value-type="string" table:style-name="ce55" office:value-type="string">
            <text:p>VT_1889</text:p>
          </table:table-cell>
          <table:table-cell ns41:value-type="string" table:style-name="ce62" office:value-type="string">
            <text:p>11_H1</text:p>
          </table:table-cell>
          <table:table-cell ns41:value-type="float" table:style-name="ce80" office:value="21" office:value-type="float">
            <text:p>21</text:p>
          </table:table-cell>
          <table:table-cell ns41:value-type="float" table:style-name="ce90" office:value="280071" office:value-type="float">
            <text:p>280071</text:p>
          </table:table-cell>
          <table:table-cell table:number-columns-repeated="996"/>
        </table:table-row>
        <table:table-row table:style-name="ro7" table:number-rows-repeated="104782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0:28</dc:date>
    <meta:document-statistic meta:object-count="0" meta:cell-count="13493" meta:table-count="1"/>
    <meta:generator>ODFPY/1.3.0dev</meta:generator>
  </office:meta>
</office:document-meta>
</file>